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Text_20_body">
      <style:text-properties officeooo:rsid="001ae276" officeooo:paragraph-rsid="0024dcad"/>
    </style:style>
    <style:style style:name="P8" style:family="paragraph" style:parent-style-name="Text_20_body">
      <style:paragraph-properties style:writing-mode="lr-tb"/>
      <style:text-properties officeooo:rsid="00158195" officeooo:paragraph-rsid="0018cbc9"/>
    </style:style>
    <style:style style:name="P9" style:family="paragraph" style:parent-style-name="Text_20_body">
      <style:paragraph-properties style:writing-mode="lr-tb"/>
      <style:text-properties officeooo:rsid="0024dcad" officeooo:paragraph-rsid="0024dcad"/>
    </style:style>
    <style:style style:name="P10" style:family="paragraph" style:parent-style-name="Text_20_body">
      <style:text-properties officeooo:rsid="0024dcad" officeooo:paragraph-rsid="003565f2"/>
    </style:style>
    <style:style style:name="P11" style:family="paragraph" style:parent-style-name="Text_20_body">
      <style:text-properties officeooo:rsid="001f48d0" officeooo:paragraph-rsid="002742a8"/>
    </style:style>
    <style:style style:name="P12" style:family="paragraph" style:parent-style-name="Text_20_body">
      <style:text-properties officeooo:rsid="001f48d0" officeooo:paragraph-rsid="003dd1bf"/>
    </style:style>
    <style:style style:name="P13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style:writing-mode="lr-tb"/>
      <style:text-properties officeooo:rsid="002ca3cc" officeooo:paragraph-rsid="002ca3cc"/>
    </style:style>
    <style:style style:name="P18" style:family="paragraph" style:parent-style-name="Text_20_body">
      <style:paragraph-properties style:writing-mode="lr-tb"/>
      <style:text-properties officeooo:rsid="002ca3cc" officeooo:paragraph-rsid="003565f2"/>
    </style:style>
    <style:style style:name="P19" style:family="paragraph" style:parent-style-name="Text_20_body">
      <style:paragraph-properties style:writing-mode="lr-tb"/>
      <style:text-properties officeooo:rsid="002ca3cc" officeooo:paragraph-rsid="003cfe33"/>
    </style:style>
    <style:style style:name="P20" style:family="paragraph" style:parent-style-name="Text_20_body">
      <style:paragraph-properties fo:margin-top="0.252cm" fo:margin-bottom="0.111cm" style:contextual-spacing="false"/>
      <style:text-properties officeooo:rsid="002e51f1" officeooo:paragraph-rsid="002e51f1"/>
    </style:style>
    <style:style style:name="P21" style:family="paragraph" style:parent-style-name="Text_20_body">
      <style:text-properties officeooo:rsid="0020da10" officeooo:paragraph-rsid="0027d739"/>
    </style:style>
    <style:style style:name="P22" style:family="paragraph" style:parent-style-name="Text_20_body">
      <style:paragraph-properties style:writing-mode="lr-tb"/>
      <style:text-properties officeooo:rsid="003565f2" officeooo:paragraph-rsid="003565f2"/>
    </style:style>
    <style:style style:name="P23" style:family="paragraph" style:parent-style-name="Text_20_body">
      <style:paragraph-properties style:writing-mode="lr-tb"/>
      <style:text-properties officeooo:rsid="003cfe33" officeooo:paragraph-rsid="003cfe33"/>
    </style:style>
    <style:style style:name="P24" style:family="paragraph" style:parent-style-name="Text_20_body">
      <style:text-properties officeooo:rsid="003dd1bf" officeooo:paragraph-rsid="003dd1bf"/>
    </style:style>
    <style:style style:name="P25" style:family="paragraph" style:parent-style-name="Text_20_body">
      <style:paragraph-properties fo:margin-top="0.252cm" fo:margin-bottom="0.111cm" style:contextual-spacing="false"/>
      <style:text-properties officeooo:rsid="0036427a" officeooo:paragraph-rsid="004039e8"/>
    </style:style>
    <style:style style:name="P26" style:family="paragraph" style:parent-style-name="Text_20_body">
      <style:paragraph-properties fo:margin-top="0.252cm" fo:margin-bottom="0.111cm" style:contextual-spacing="false"/>
      <style:text-properties officeooo:rsid="00409339" officeooo:paragraph-rsid="00409339"/>
    </style:style>
    <style:style style:name="P27" style:family="paragraph" style:parent-style-name="Text_20_body">
      <style:text-properties officeooo:rsid="00409339" officeooo:paragraph-rsid="00409339"/>
    </style:style>
    <style:style style:name="P28" style:family="paragraph" style:parent-style-name="Text_20_body">
      <style:text-properties officeooo:paragraph-rsid="00371fb0"/>
    </style:style>
    <style:style style:name="P29" style:family="paragraph" style:parent-style-name="Text_20_body">
      <style:text-properties officeooo:rsid="0027d739" officeooo:paragraph-rsid="00409339"/>
    </style:style>
    <style:style style:name="P30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Footer">
      <style:paragraph-properties fo:text-align="end" style:justify-single-word="false"/>
      <style:text-properties officeooo:paragraph-rsid="0021c629"/>
    </style:style>
    <style:style style:name="P35" style:family="paragraph" style:parent-style-name="Heading_20_1">
      <style:paragraph-properties fo:break-before="page"/>
      <style:text-properties officeooo:rsid="001ae276" officeooo:paragraph-rsid="001ae276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3565f2"/>
    </style:style>
    <style:style style:name="P38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9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40" style:family="paragraph" style:parent-style-name="Text_20_body" style:list-style-name="L1">
      <style:paragraph-properties style:writing-mode="lr-tb"/>
      <style:text-properties officeooo:rsid="003565f2" officeooo:paragraph-rsid="003565f2"/>
    </style:style>
    <style:style style:name="P41" style:family="paragraph" style:parent-style-name="Text_20_body" style:list-style-name="L1">
      <style:paragraph-properties style:writing-mode="lr-tb"/>
      <style:text-properties officeooo:rsid="003565f2" officeooo:paragraph-rsid="003cfe33"/>
    </style:style>
    <style:style style:name="P42" style:family="paragraph" style:parent-style-name="Text_20_body" style:list-style-name="L1">
      <style:paragraph-properties style:writing-mode="lr-tb"/>
      <style:text-properties officeooo:rsid="003cfe33" officeooo:paragraph-rsid="003cfe33"/>
    </style:style>
    <style:style style:name="T1" style:family="text">
      <style:text-properties officeooo:rsid="0020da10"/>
    </style:style>
    <style:style style:name="T2" style:family="text">
      <style:text-properties officeooo:rsid="00241e0a"/>
    </style:style>
    <style:style style:name="T3" style:family="text">
      <style:text-properties officeooo:rsid="002742a8"/>
    </style:style>
    <style:style style:name="T4" style:family="text">
      <style:text-properties officeooo:rsid="00297831"/>
    </style:style>
    <style:style style:name="T5" style:family="text">
      <style:text-properties officeooo:rsid="002ca3cc"/>
    </style:style>
    <style:style style:name="T6" style:family="text">
      <style:text-properties officeooo:rsid="00305b0a"/>
    </style:style>
    <style:style style:name="T7" style:family="text">
      <style:text-properties officeooo:rsid="003565f2"/>
    </style:style>
    <style:style style:name="T8" style:family="text">
      <style:text-properties officeooo:rsid="0036427a"/>
    </style:style>
    <style:style style:name="T9" style:family="text">
      <style:text-properties officeooo:rsid="00371fb0"/>
    </style:style>
    <style:style style:name="T10" style:family="text">
      <style:text-properties officeooo:rsid="0039eb28"/>
    </style:style>
    <style:style style:name="T11" style:family="text">
      <style:text-properties officeooo:rsid="003b9413"/>
    </style:style>
    <style:style style:name="T12" style:family="text">
      <style:text-properties officeooo:rsid="003cfe33"/>
    </style:style>
    <style:style style:name="T13" style:family="text">
      <style:text-properties officeooo:rsid="003dd1bf"/>
    </style:style>
    <style:style style:name="T14" style:family="text">
      <style:text-properties officeooo:rsid="004039e8"/>
    </style:style>
    <style:style style:name="T15" style:family="text">
      <style:text-properties officeooo:rsid="00409339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8"/>
      <text:p text:style-name="P2">Zaawansowane algorytmy i struktury danych</text:p>
      <text:p text:style-name="P6"/>
      <text:p text:style-name="P3">Laboratorium <text:span text:style-name="T11">5</text:span>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14"><text:a xlink:type="simple" xlink:href="#__RefHeading___Toc286_991898718" text:style-name="Index_20_Link" text:visited-style-name="Index_20_Link">Wstęp<text:tab/>3</text:a></text:p>
          <text:p text:style-name="P14"><text:a xlink:type="simple" xlink:href="#__RefHeading___Toc3442_882868142" text:style-name="Index_20_Link" text:visited-style-name="Index_20_Link">Algorytm Dijkstry<text:tab/>4</text:a></text:p>
          <text:p text:style-name="P14"><text:a xlink:type="simple" xlink:href="#__RefHeading___Toc3444_882868142" text:style-name="Index_20_Link" text:visited-style-name="Index_20_Link">Algorytm Bellmana-Forda<text:tab/>5</text:a></text:p>
          <text:p text:style-name="P14"><text:a xlink:type="simple" xlink:href="#__RefHeading___Toc603_2882792950" text:style-name="Index_20_Link" text:visited-style-name="Index_20_Link">Algorytm BFS<text:tab/>6</text:a></text:p>
          <text:p text:style-name="P14"><text:a xlink:type="simple" xlink:href="#__RefHeading___Toc3448_882868142" text:style-name="Index_20_Link" text:visited-style-name="Index_20_Link">Obserwacje wyników<text:tab/>7</text:a></text:p>
          <text:p text:style-name="P15"><text:a xlink:type="simple" xlink:href="#__RefHeading___Toc288_991898718" text:style-name="Index_20_Link" text:visited-style-name="Index_20_Link">Przeprowadzanie badań<text:tab/>7</text:a></text:p>
          <text:p text:style-name="P15"><text:a xlink:type="simple" xlink:href="#__RefHeading___Toc290_991898718" text:style-name="Index_20_Link" text:visited-style-name="Index_20_Link">Wyniki<text:tab/>8</text:a></text:p>
          <text:p text:style-name="P14"><text:a xlink:type="simple" xlink:href="#__RefHeading___Toc3450_882868142" text:style-name="Index_20_Link" text:visited-style-name="Index_20_Link">Wnioski<text:tab/>10</text:a></text:p>
          <text:p text:style-name="P14"><text:a xlink:type="simple" xlink:href="#__RefHeading___Toc3452_882868142" text:style-name="Index_20_Link" text:visited-style-name="Index_20_Link">Podsumowanie<text:tab/>11</text:a></text:p>
        </text:index-body>
      </text:table-of-content>
      <text:p text:style-name="P5"/>
      <text:h text:style-name="P35" text:outline-level="1"><text:bookmark-start text:name="__RefHeading___Toc286_991898718"/>Wstęp<text:bookmark-end text:name="__RefHeading___Toc286_991898718"/></text:h>
      <text:p text:style-name="P10">Celem laboratorium było zaimplementowanie oraz sprawdzenie, <text:span text:style-name="T11">2</text:span><text:span text:style-name="T7"> różnych rozwiązań problemu znalezienie </text:span><text:span text:style-name="T11">ścieżki w grafie o najniższym koszcie</text:span><text:span text:style-name="T7">. </text:span><text:span text:style-name="T10">Metody jakie zostaną przedstawione to</text:span><text:span text:style-name="T7">: algorytm </text:span><text:span text:style-name="T11">Dijkstry </text:span><text:span text:style-name="T7">oraz algorytm </text:span><text:span text:style-name="T11">Bellmana-Forda</text:span><text:span text:style-name="T7">. <text:line-break/>Rozwiązania będą pisane </text:span><text:span text:style-name="T4">w języku java</text:span>.</text:p>
      <text:p text:style-name="P7">W kolejnych punktach omówię jak prezentują się poszczególne implementacje oraz pokażę badania i wnioski.</text:p>
      <text:h text:style-name="P36" text:outline-level="1"><text:bookmark-start text:name="__RefHeading___Toc3442_882868142"/>Algorytm <text:span text:style-name="T11">Dijkstry</text:span><text:bookmark-end text:name="__RefHeading___Toc3442_882868142"/></text:h>
      <text:p text:style-name="P9">Algorytm <text:span text:style-name="T7">opiera </text:span><text:span text:style-name="T12">swoje działanie na kolejce priorytetowej, która przechowuje węzły, które mają być w najbliższym czasie odwiedzone. Kolejka ta priorytetyzuje pod względem kosztu do danego węzła.</text:span><text:span text:style-name="T7"><text:line-break/></text:span><text:span text:style-name="T12">Z</text:span><text:span text:style-name="T7">łożoność </text:span><text:span text:style-name="T12">czasowa algorytmu </text:span><text:span text:style-name="T7">wynosi O(</text:span><text:span text:style-name="T7"><draw:frame draw:style-name="fr3" draw:name="Obiekt6" text:anchor-type="as-char" svg:y="-0.386cm" svg:width="1.813cm" svg:height="0.5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7">).</text:span></text:p>
      <text:p text:style-name="P17">Pseudokod <text:span text:style-name="T7">algorytmu:</text:span></text:p>
      <text:list xml:id="list313771180" text:style-name="L1">
        <text:list-item>
          <text:p text:style-name="P40">Zainicjuj <text:span text:style-name="T12">listę kosztów dla każdego węzła oraz pustą kolejkę priorytetową.</text:span></text:p>
        </text:list-item>
        <text:list-item>
          <text:p text:style-name="P42">Dla każdego i = 0 do i &lt; liczby węzłów w grafie wykonaj:</text:p>
          <text:list>
            <text:list-item>
              <text:p text:style-name="P42">jeżeli węzeł jest równy początkowemu węzłowi to:</text:p>
              <text:list>
                <text:list-item>
                  <text:p text:style-name="P42">przypisz 0 jako wartość na liście kosztów.</text:p>
                </text:list-item>
                <text:list-item>
                  <text:p text:style-name="P42">dodaj ten węzeł do kolejki priorytetowej.</text:p>
                </text:list-item>
              </text:list>
            </text:list-item>
            <text:list-item>
              <text:p text:style-name="P42">w przeciwnym przypadku:</text:p>
              <text:list>
                <text:list-item>
                  <text:p text:style-name="P42">przypisz Integer.MAX_VALUE jako wartość na liście kosztów.</text:p>
                </text:list-item>
              </text:list>
            </text:list-item>
          </text:list>
        </text:list-item>
        <text:list-item>
          <text:p text:style-name="P40">D<text:span text:style-name="T12">opóki kolejka nie jest pusta</text:span> wykon<text:span text:style-name="T12">uj</text:span>:</text:p>
          <text:list>
            <text:list-item>
              <text:p text:style-name="P42">Pobierz element z kolejki.</text:p>
            </text:list-item>
            <text:list-item>
              <text:p text:style-name="P40">Dla każde<text:span text:style-name="T12">j krawędzi dla tego węzła </text:span>wykonaj:</text:p>
              <text:list>
                <text:list-item>
                  <text:p text:style-name="P42">wylicz sumę kosztu obecnego węzła + koszt krawędzi.</text:p>
                </text:list-item>
              </text:list>
            </text:list-item>
            <text:list-item>
              <text:p text:style-name="P40"><text:span text:style-name="T5">Jeśli </text:span>suma jest <text:span text:style-name="T12">mniejsza</text:span> niż <text:span text:style-name="T12">koszt na liście kosztów</text:span><text:span text:style-name="T5">:</text:span></text:p>
              <text:list>
                <text:list-item>
                  <text:p text:style-name="P40">nadpisz <text:span text:style-name="T12">koszt dotarcia do tego węzła na liście kosztów.</text:span></text:p>
                </text:list-item>
                <text:list-item>
                  <text:p text:style-name="P42">Dodaj ten węzeł do kolejki priorytetowej.</text:p>
                </text:list-item>
              </text:list>
            </text:list-item>
          </text:list>
        </text:list-item>
        <text:list-item>
          <text:p text:style-name="P42">Zwróć wartość elementu docelowego z listy kosztów.</text:p>
        </text:list-item>
      </text:list>
      <text:h text:style-name="Heading_20_1" text:outline-level="1" text:is-list-header="true"/>
      <text:h text:style-name="P37" text:outline-level="1"><text:bookmark-start text:name="__RefHeading___Toc3444_882868142"/>Algorytm <text:span text:style-name="T11">Bellmana-Forda</text:span><text:bookmark-end text:name="__RefHeading___Toc3444_882868142"/></text:h>
      <text:p text:style-name="P23">Algorytm ten przechodzi przez wszystkie krawędzie w grafie aktualizując stan listy kosztów. W najgorszym przypadku metoda ta przechodzi V – 1 razy przez wszystkie krawędzie.<text:line-break/>Z<text:span text:style-name="T7">łożoność czasowa tego algorytmu wynosi O(</text:span><text:span text:style-name="T7"><draw:frame draw:style-name="fr3" draw:name="Obiekt7" text:anchor-type="as-char" svg:y="-0.377cm" svg:width="0.898cm" svg:height="0.469cm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7">).</text:span><text:span text:style-name="T3"><text:line-break/></text:span></text:p>
      <text:p text:style-name="P18">Pseudokod <text:span text:style-name="T7">algorytmu:</text:span></text:p>
      <text:list xml:id="list202658955261285" text:continue-numbering="true" text:style-name="L1">
        <text:list-item text:start-value="1">
          <text:p text:style-name="P41">Zainicjuj <text:span text:style-name="T12">listę kosztów dla każdego węzła.</text:span></text:p>
        </text:list-item>
        <text:list-item>
          <text:p text:style-name="P42">Dla każdego i = 0 do i &lt; liczby węzłów w grafie wykonaj:</text:p>
          <text:list>
            <text:list-item>
              <text:p text:style-name="P42">jeżeli węzeł jest równy początkowemu węzłowi to:</text:p>
              <text:list>
                <text:list-item>
                  <text:p text:style-name="P42">przypisz 0 jako wartość na liście kosztów.</text:p>
                </text:list-item>
                <text:list-item>
                  <text:p text:style-name="P42">dodaj ten węzeł do kolejki priorytetowej.</text:p>
                </text:list-item>
              </text:list>
            </text:list-item>
            <text:list-item>
              <text:p text:style-name="P42">w przeciwnym przypadku:</text:p>
              <text:list>
                <text:list-item>
                  <text:p text:style-name="P42">przypisz Integer.MAX_VALUE jako wartość na liście kosztów.</text:p>
                </text:list-item>
              </text:list>
            </text:list-item>
          </text:list>
        </text:list-item>
        <text:list-item>
          <text:p text:style-name="P42">Dla każdego i = 0 do i &lt; liczby węzłów w grafie wykonaj:</text:p>
          <text:list>
            <text:list-item>
              <text:p text:style-name="P42">ustaw flage aktualizacji na fałsz.</text:p>
            </text:list-item>
            <text:list-item>
              <text:p text:style-name="P42">dla każdego wierzchołka w grafie wykonaj:</text:p>
              <text:list>
                <text:list-item>
                  <text:p text:style-name="P42">dla każdej z krawędzi tego wierzchołka wykonaj:</text:p>
                  <text:list>
                    <text:list-item>
                      <text:p text:style-name="P42">wylicz sumę kosztu obecnego węzła + koszt krawędzi.</text:p>
                    </text:list-item>
                  </text:list>
                </text:list-item>
                <text:list-item>
                  <text:p text:style-name="P41"><text:span text:style-name="T5">Jeśli</text:span> <text:span text:style-name="T12">koszt dla tego węzła na liście kosztów jest różny od Integer.MAX_VALUE oraz suma jest mniejszy od koszt węzła sąsiada na liście kosztów</text:span><text:span text:style-name="T5">:</text:span></text:p>
                  <text:list>
                    <text:list-item>
                      <text:p text:style-name="P41">nadpisz <text:span text:style-name="T12">koszt dotarcia węzła sąsiada na liście kosztów.</text:span></text:p>
                    </text:list-item>
                    <text:list-item>
                      <text:p text:style-name="P42">Ustaw flagę aktualizacji na prawdę.</text:p>
                    </text:list-item>
                  </text:list>
                </text:list-item>
              </text:list>
            </text:list-item>
            <text:list-item>
              <text:p text:style-name="P42">Jeśli flaga nie została zmieniona przerwij.</text:p>
            </text:list-item>
          </text:list>
        </text:list-item>
        <text:list-item>
          <text:p text:style-name="P42">Zwróć wartość elementu docelowego z listy kosztów.</text:p>
        </text:list-item>
      </text:list>
      <text:p text:style-name="P22"/>
      <text:p text:style-name="P22"/>
      <text:h text:style-name="P36" text:outline-level="1"><text:bookmark-start text:name="__RefHeading___Toc603_2882792950"/>Algorytm BFS<text:bookmark-end text:name="__RefHeading___Toc603_2882792950"/></text:h>
      <text:p text:style-name="P23">Jest to algorytm przeszukiwania wszerz grafu w poszukiwaniu ścieżki pomiędzy węzłami. <text:line-break/>Opiera się on na 2 listach: węzłów do odwiedzenia oraz węzłów już odwiedzonych.</text:p>
      <text:p text:style-name="P23"/>
      <text:p text:style-name="P19">Pseudokod <text:span text:style-name="T7">algorytmu:</text:span></text:p>
      <text:list text:continue-numbering="true" text:style-name="L1">
        <text:list-item text:start-value="1">
          <text:p text:style-name="P41">Zainicjuj <text:span text:style-name="T12">listę węzłów do odwiedzenia oraz listę odwiedzonych węzłów.</text:span></text:p>
        </text:list-item>
        <text:list-item>
          <text:p text:style-name="P42">Węzeł startowy dodaj do listy węzłów do odwiedzenia.</text:p>
        </text:list-item>
        <text:list-item>
          <text:p text:style-name="P42">Dopóki lista węzłów do odwiedzenia nie jest pusta wykonuj:</text:p>
          <text:list>
            <text:list-item>
              <text:p text:style-name="P42">Dla każdej krawędzi dla tego węzłów w grafie wykonaj:</text:p>
              <text:list>
                <text:list-item>
                  <text:p text:style-name="P42">Pobierz węzeł sąsiada.</text:p>
                </text:list-item>
                <text:list-item>
                  <text:p text:style-name="P42">Jeżeli węzeł sąsiada znajduje się na liście odwiedzonych węzłów to pomiń ten węzeł.</text:p>
                </text:list-item>
                <text:list-item>
                  <text:p text:style-name="P42">Jeżeli węzeł sąsiada jest równy węzłowi celu to zwróć wartość prawdy.</text:p>
                </text:list-item>
              </text:list>
            </text:list-item>
            <text:list-item>
              <text:p text:style-name="P42">Dodaj węzeł sąsiada do listy węzłów do sprawdzania.</text:p>
            </text:list-item>
            <text:list-item>
              <text:p text:style-name="P42">Dodaj węzeł sąsiada do listy sprawdzonych węzłów.</text:p>
            </text:list-item>
          </text:list>
        </text:list-item>
        <text:list-item>
          <text:p text:style-name="P42">Zwróć wartość fałszu.</text:p>
        </text:list-item>
      </text:list>
      <text:h text:style-name="P36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2">badań</text:span><text:bookmark-end text:name="__RefHeading___Toc288_991898718"/></text:h>
      <text:p text:style-name="P11">Badaniu czasu będzie przeprowadzane w środowisku IntelliJ IDEA, przy użyciu metody System.nanoTime(). Warto zwrócić uwagę, że według specyfikacji czas jest liczony w nanosekundach, ale nie z dokładnością do nanosekundy, <text:span text:style-name="T1">stąd </text:span>wyniki <text:span text:style-name="T1">podawane </text:span>będą w <text:span text:style-name="T4">mili</text:span>sekundach.</text:p>
      <text:p text:style-name="P12">Każda z implementacji będzie wywoływana <text:span text:style-name="T3">5 </text:span>razy<text:span text:style-name="T8"> </text:span>i wyciągana średnia arytmetyczna z wywołań, <text:span text:style-name="T8">dla dane</text:span><text:span text:style-name="T13">go zapytania o ścieżkę w grafie</text:span>. <text:span text:style-name="T3">Wyniki wywołań są zbierane do pliku dane.csv.</text:span></text:p>
      <text:p text:style-name="P24">Graf ma 1000 wierzchołków oraz 10000 krawędzi. Natomiast zapytań o ścieżkę jest 500.<text:line-break/>Wygenerowany graf może mieć wierzchołki niepołączone żadną krawędzią, ale zawsze istnieje ścieżka z zapytań.</text:p>
      <text:p text:style-name="P13">Szczegółowe dane wartości czasu<text:span text:style-name="T13"> </text:span>dla wszystkich algorytmów znajdują się w pliku Dane.xlsx.</text:p>
      <text:h text:style-name="P38" text:outline-level="2"/>
      <text:h text:style-name="P39" text:outline-level="2"><text:bookmark-start text:name="__RefHeading___Toc290_991898718"/>Wyniki<text:bookmark-end text:name="__RefHeading___Toc290_991898718"/></text:h>
      <text:p text:style-name="P20">Wyniki prezentują się następująco:</text:p>
      <text:p text:style-name="P26">W przeprowadzonych badaniach lepsze wyniki uzyskał Algorytm Dijkstry. Dla badanego grafu czasy wykonywania zapytań nie odbiegają znacząco między sobą. </text:p>
      <text:p text:style-name="P25"><text:span text:style-name="T15">Czas jaki potrzebował </text:span><text:span text:style-name="T14">A</text:span>lgorytm <text:span text:style-name="T14">Dijkstry </text:span><text:span text:style-name="T15">średnio wynosił 1,2 ms, natomiast średni czas zapytania przetwarzanego przez </text:span><text:span text:style-name="T14">algorytm Bellmana-Forda </text:span><text:span text:style-name="T15">oscylował w okolicy 2,5 ms</text:span><text:span text:style-name="T14">.</text:span></text:p>
      <text:p text:style-name="P25"><draw:frame draw:style-name="fr2" draw:name="Obiekt4" text:anchor-type="char" svg:width="20.327cm" svg:height="8.998cm" draw:z-index="3"><draw:object xlink:href="./Object 4" xlink:type="simple" xlink:show="embed" xlink:actuate="onLoad"/><draw:image xlink:href="./ObjectReplacements/Object 4" xlink:type="simple" xlink:show="embed" xlink:actuate="onLoad"/><svg:desc>wykres</svg:desc></draw:frame></text:p>
      <text:p text:style-name="P25"/>
      <text:p text:style-name="P25"/>
      <text:p text:style-name="P21"><draw:frame draw:style-name="fr2" draw:name="Obiekt1" text:anchor-type="char" svg:width="15.998cm" svg:height="8.998cm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1"/>
      <text:p text:style-name="P21"/>
      <text:p text:style-name="P21"><draw:frame draw:style-name="fr1" draw:name="Obiekt2" text:anchor-type="char" svg:width="15.997cm" svg:height="8.998cm" draw:z-index="4"><draw:object xlink:href="./Object 2" xlink:type="simple" xlink:show="embed" xlink:actuate="onLoad"/><draw:image xlink:href="./ObjectReplacements/Object 2" xlink:type="simple" xlink:show="embed" xlink:actuate="onLoad"/></draw:frame><text:line-break/></text:p>
      <text:p text:style-name="P21"/>
      <text:p text:style-name="P21"><text:line-break/><text:line-break/></text:p>
      <text:h text:style-name="P36" text:outline-level="1"><text:bookmark-start text:name="__RefHeading___Toc3450_882868142"/>Wnioski<text:bookmark-end text:name="__RefHeading___Toc3450_882868142"/></text:h>
      <text:p text:style-name="P29">Z przedstawionych badań wynika, że <text:span text:style-name="T6">algorytm </text:span><text:span text:style-name="T15">Dijkstry</text:span><text:span text:style-name="T9"> </text:span><text:span text:style-name="T6">szybciej </text:span><text:span text:style-name="T15">znajdował najkrótszą ścieżkę w grafie niż </text:span><text:span text:style-name="T9">algorytmów </text:span><text:span text:style-name="T15">Bellmana-Forda, co można było wywnioskować po złożoności czasowej algorytmów. <text:line-break/></text:span><text:span text:style-name="T14">A</text:span><text:span text:style-name="T8">lgorytm </text:span><text:span text:style-name="T14">Dijkstry okazuje się ok. 2 razy szybszy od algorytmu Bellmana-Forda. </text:span><text:span text:style-name="T15">Co więcej w każdym badanym przypadku był szybszy od wolniejszego algorytmu.<text:line-break/>Jednak oba algorytmy prezentują bardzo dobry poziom wydajności.</text:span></text:p>
      <text:h text:style-name="P36" text:outline-level="1"><text:bookmark-start text:name="__RefHeading___Toc3452_882868142"/>Podsumowanie<text:bookmark-end text:name="__RefHeading___Toc3452_882868142"/></text:h>
      <text:p text:style-name="P28">Przedstawiony problem <text:span text:style-name="T15">poszukiwania najkrótszej ścieżki w grafie</text:span><text:span text:style-name="T9"> można rozwiązać na kilka sposobów. Przedstawione przez mnie rozwiązania różnią się pod względem wydajności. Najlepszym rozwiązaniem jest użycie </text:span><text:span text:style-name="T15">algorytmu</text:span><text:span text:style-name="T9"> </text:span><text:span text:style-name="T15">Dijkstry</text:span><text:span text:style-name="T9">, która to może pochwalić się czas</text:span><text:span text:style-name="T15">em dwukrotnie szybszym od algorytmu Bellmana-Forda</text:span><text:span text:style-name="T9">. </text:span></text:p>
      <text:p text:style-name="P27">Oba Algorytmy jednak dobrze spełniają swoją podstawową funkcję i dla nie dużych grafów, można użyć nieco wolniejszego rozwiązania, szczególnie, że wymaga ono mniej pamięci obliczeniowej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11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1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4:14:00</meta:creation-date>
    <meta:generator>LibreOffice/7.6.3.2$Windows_X86_64 LibreOffice_project/29d686fea9f6705b262d369fede658f824154cc0</meta:generator>
    <dc:date>2025-05-27T20:26:58.341000000</dc:date>
    <meta:editing-duration>P2DT12H1M55S</meta:editing-duration>
    <meta:editing-cycles>40</meta:editing-cycles>
    <dc:title>Efektywność algorytmów</dc:title>
    <meta:initial-creator>prz</meta:initial-creator>
    <meta:print-date>2025-05-27T20:26:47.069000000</meta:print-date>
    <meta:printed-by>Pliki PDF</meta:printed-by>
    <meta:document-statistic meta:table-count="0" meta:image-count="0" meta:object-count="5" meta:page-count="11" meta:paragraph-count="86" meta:word-count="821" meta:character-count="5559" meta:non-whitespace-character-count="485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168253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7cm" xlink:href="." xlink:type="simple" chart:class="chart:scatter" chart:style-name="ch1">
        <chart:title svg:x="5.312cm" svg:y="0.315cm" chart:style-name="ch2">
          <text:p>Algorytm Bellmana-Forda</text:p>
        </chart:title>
        <chart:plot-area chart:style-name="ch3" chart:data-source-has-labels="both" svg:x="1.32cm" svg:y="1.299cm" svg:width="14.359cm" svg:height="6.548cm">
          <chart:coordinate-region svg:x="2.058cm" svg:y="1.501cm" svg:width="13.334cm" svg:height="5.693cm"/>
          <chart:axis chart:dimension="x" chart:name="primary-x" chart:style-name="ch4" chartooo:axis-type="auto">
            <chart:title svg:x="7.764cm" svg:y="8.026cm" chart:style-name="ch5">
              <text:p>Zapytanie</text:p>
            </chart:title>
            <chart:categories table:cell-range-address="local-table.$A$2:.$A$500"/>
          </chart:axis>
          <chart:axis chart:dimension="y" chart:name="primary-y" chart:style-name="ch6">
            <chart:title svg:x="0.451cm" svg:y="5.339cm" chart:style-name="ch7">
              <text:p>Czas [ms]</text:p>
            </chart:title>
            <chart:grid chart:style-name="ch8" chart:class="major"/>
          </chart:axis>
          <chart:series chart:style-name="ch9" chart:values-cell-range-address="local-table.$C$2:.$C$500" chart:label-cell-address="local-table.$C$1" chart:class="chart:scatter">
            <chart:domain table:cell-range-address="local-table.$B$2:.$B$500"/>
            <chart:regression-curve chart:style-name="ch10"/>
            <chart:data-point chart:repeated="4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BellmanFor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944">
                <text:p>3.059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498">
                <text:p>2.93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6692">
                <text:p>3.16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7696">
                <text:p>2.47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37888">
                <text:p>2.3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75682">
                <text:p>2.75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642">
                <text:p>2.5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8204">
                <text:p>3.08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77286">
                <text:p>2.77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624">
                <text:p>2.24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2966">
                <text:p>2.22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1834">
                <text:p>2.41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6474">
                <text:p>2.76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6804">
                <text:p>2.6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6183">
                <text:p>2.6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90054">
                <text:p>1.90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027">
                <text:p>2.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6094">
                <text:p>2.46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1632">
                <text:p>1.91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73804">
                <text:p>2.73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72576">
                <text:p>2.72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6792">
                <text:p>2.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7318">
                <text:p>2.67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635">
                <text:p>2.5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78072">
                <text:p>2.78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237">
                <text:p>2.7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7449">
                <text:p>2.7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75954">
                <text:p>2.75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23214">
                <text:p>2.2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9864">
                <text:p>2.39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31222">
                <text:p>2.31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5878">
                <text:p>2.95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3012">
                <text:p>2.53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6844">
                <text:p>2.6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5602">
                <text:p>2.55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3256">
                <text:p>2.23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9827">
                <text:p>2.9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22694">
                <text:p>2.22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00512">
                <text:p>3.00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8118">
                <text:p>3.18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055">
                <text:p>2.4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4112">
                <text:p>2.44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26122">
                <text:p>2.26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99976">
                <text:p>2.99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8228">
                <text:p>2.38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9896">
                <text:p>2.69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37976">
                <text:p>2.3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6264">
                <text:p>2.16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87078">
                <text:p>2.87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8182">
                <text:p>2.4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64836">
                <text:p>2.64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3064">
                <text:p>2.43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7416">
                <text:p>2.47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66262">
                <text:p>2.66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3328">
                <text:p>2.23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6956">
                <text:p>2.16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00492">
                <text:p>3.00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0034">
                <text:p>2.10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8972">
                <text:p>2.38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38134">
                <text:p>2.38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34038">
                <text:p>2.34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2442">
                <text:p>2.72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0892">
                <text:p>2.40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2306">
                <text:p>2.42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61456">
                <text:p>2.61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0338">
                <text:p>3.0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42908">
                <text:p>2.42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5238">
                <text:p>2.25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7778">
                <text:p>2.4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5272">
                <text:p>2.45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4938">
                <text:p>2.34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886">
                <text:p>2.38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61904">
                <text:p>2.61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804">
                <text:p>1.89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0128">
                <text:p>1.90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10606">
                <text:p>2.10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0754">
                <text:p>2.40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21324">
                <text:p>2.21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3833">
                <text:p>2.3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13418">
                <text:p>2.13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45298">
                <text:p>2.45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37496">
                <text:p>2.37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3956">
                <text:p>2.63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9986">
                <text:p>2.3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97766">
                <text:p>2.97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3428">
                <text:p>2.73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68626">
                <text:p>2.686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43664">
                <text:p>2.43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40526">
                <text:p>2.40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15114">
                <text:p>2.15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40758">
                <text:p>2.40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46534">
                <text:p>2.46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38708">
                <text:p>2.38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8706">
                <text:p>2.48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46062">
                <text:p>2.46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44144">
                <text:p>2.44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7664">
                <text:p>2.67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17974">
                <text:p>2.17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68404">
                <text:p>2.684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387">
                <text:p>2.4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43282">
                <text:p>2.432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76594">
                <text:p>2.765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2802">
                <text:p>2.728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94826">
                <text:p>2.94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48674">
                <text:p>2.48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43462">
                <text:p>2.43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44668">
                <text:p>2.44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70264">
                <text:p>2.70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051">
                <text:p>2.2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65022">
                <text:p>2.650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22244">
                <text:p>2.22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021">
                <text:p>2.2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22176">
                <text:p>2.22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72044">
                <text:p>2.72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18312">
                <text:p>2.18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43248">
                <text:p>2.43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3906">
                <text:p>2.3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60852">
                <text:p>2.60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68214">
                <text:p>2.68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78532">
                <text:p>2.78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89154">
                <text:p>2.89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96254">
                <text:p>2.96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58268">
                <text:p>2.58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99286">
                <text:p>2.992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73392">
                <text:p>2.73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42966">
                <text:p>2.42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0104">
                <text:p>3.0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4393">
                <text:p>2.43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1264">
                <text:p>2.71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539">
                <text:p>2.6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5236">
                <text:p>2.652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9505">
                <text:p>1.9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5346">
                <text:p>2.5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19764">
                <text:p>2.1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18428">
                <text:p>2.184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24644">
                <text:p>2.24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7336">
                <text:p>2.47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28944">
                <text:p>2.28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8146">
                <text:p>2.8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747">
                <text:p>2.5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90968">
                <text:p>2.90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40014">
                <text:p>2.40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65444">
                <text:p>2.65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2184">
                <text:p>2.22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93454">
                <text:p>2.93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78172">
                <text:p>2.78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87962">
                <text:p>2.87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90866">
                <text:p>2.908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0836">
                <text:p>2.50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19918">
                <text:p>2.199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6702">
                <text:p>2.6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9105">
                <text:p>2.9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0158">
                <text:p>3.001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51638">
                <text:p>2.516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4162">
                <text:p>2.41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37394">
                <text:p>2.37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52842">
                <text:p>2.528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98852">
                <text:p>2.98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2282">
                <text:p>2.62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43804">
                <text:p>2.43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5146">
                <text:p>2.35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40986">
                <text:p>2.40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4532">
                <text:p>2.74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1948">
                <text:p>2.719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0738">
                <text:p>3.00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50296">
                <text:p>2.50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21586">
                <text:p>2.21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30194">
                <text:p>2.30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67294">
                <text:p>2.672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40644">
                <text:p>2.406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73596">
                <text:p>2.735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44548">
                <text:p>2.44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1334">
                <text:p>2.51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82604">
                <text:p>2.826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91262">
                <text:p>1.912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329">
                <text:p>2.5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96474">
                <text:p>2.964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9286">
                <text:p>2.49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38632">
                <text:p>2.38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42378">
                <text:p>2.42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45162">
                <text:p>2.45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48804">
                <text:p>2.488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6592">
                <text:p>2.26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68282">
                <text:p>2.68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9404">
                <text:p>2.094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6922">
                <text:p>2.69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08668">
                <text:p>3.08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847">
                <text:p>2.4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9226">
                <text:p>2.29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4386">
                <text:p>3.04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4181">
                <text:p>2.41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2318">
                <text:p>2.2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4637">
                <text:p>2.4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41224">
                <text:p>2.41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00108">
                <text:p>3.00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49674">
                <text:p>2.496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07154">
                <text:p>3.07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278">
                <text:p>2.42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51968">
                <text:p>2.51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46866">
                <text:p>2.46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4128">
                <text:p>2.4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78964">
                <text:p>2.789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71814">
                <text:p>2.71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0437">
                <text:p>3.0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80848">
                <text:p>2.80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48622">
                <text:p>2.486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72002">
                <text:p>2.72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43768">
                <text:p>2.43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4231">
                <text:p>2.42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787">
                <text:p>3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3729">
                <text:p>2.37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60694">
                <text:p>2.6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70262">
                <text:p>2.702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8603">
                <text:p>2.86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96246">
                <text:p>2.962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44314">
                <text:p>2.443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40606">
                <text:p>2.40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45426">
                <text:p>2.45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66422">
                <text:p>2.66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2377">
                <text:p>3.23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44442">
                <text:p>2.444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6724">
                <text:p>2.16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23032">
                <text:p>2.23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46078">
                <text:p>2.460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4034">
                <text:p>2.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1804">
                <text:p>3.1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8786">
                <text:p>2.87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46606">
                <text:p>2.466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65634">
                <text:p>2.656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65434">
                <text:p>2.654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45814">
                <text:p>2.458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40144">
                <text:p>3.40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3376">
                <text:p>2.733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54376">
                <text:p>2.54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26902">
                <text:p>2.269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45234">
                <text:p>2.452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42202">
                <text:p>2.42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52194">
                <text:p>2.52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3478">
                <text:p>2.434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9054">
                <text:p>2.19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95194">
                <text:p>2.951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92076">
                <text:p>2.92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65584">
                <text:p>2.655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41214">
                <text:p>2.412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4393">
                <text:p>2.43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20188">
                <text:p>2.20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44482">
                <text:p>2.44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90612">
                <text:p>2.906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46162">
                <text:p>2.46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5322">
                <text:p>2.53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4942">
                <text:p>2.749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577">
                <text:p>2.75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49212">
                <text:p>2.492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66292">
                <text:p>2.662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90216">
                <text:p>2.90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992">
                <text:p>2.699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311">
                <text:p>3.0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2541">
                <text:p>2.25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93318">
                <text:p>2.93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9154">
                <text:p>2.79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68866">
                <text:p>2.688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47764">
                <text:p>2.47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47688">
                <text:p>2.476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49012">
                <text:p>2.490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48276">
                <text:p>2.482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99566">
                <text:p>1.995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838">
                <text:p>2.378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41772">
                <text:p>2.41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1716">
                <text:p>2.71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48246">
                <text:p>2.48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43024">
                <text:p>2.43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49984">
                <text:p>2.49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24772">
                <text:p>2.247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97852">
                <text:p>2.978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43556">
                <text:p>2.43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96124">
                <text:p>2.961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166">
                <text:p>2.7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1964">
                <text:p>2.119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4623">
                <text:p>2.46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7298">
                <text:p>3.07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20134">
                <text:p>2.201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91952">
                <text:p>2.91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49698">
                <text:p>2.496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8726">
                <text:p>3.087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39116">
                <text:p>3.391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55796">
                <text:p>2.557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8322">
                <text:p>2.183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40034">
                <text:p>2.40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48452">
                <text:p>2.484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43246">
                <text:p>2.432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46446">
                <text:p>2.464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46256">
                <text:p>2.462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68246">
                <text:p>2.682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74628">
                <text:p>2.746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74842">
                <text:p>2.748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78932">
                <text:p>2.789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44554">
                <text:p>2.445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78674">
                <text:p>2.786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9528">
                <text:p>2.95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74948">
                <text:p>2.749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74694">
                <text:p>2.746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49436">
                <text:p>2.494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7578">
                <text:p>2.75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51398">
                <text:p>2.51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9702">
                <text:p>2.39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76814">
                <text:p>2.768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20292">
                <text:p>2.202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5848">
                <text:p>3.05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7842">
                <text:p>2.178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916">
                <text:p>2.39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69382">
                <text:p>2.69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43018">
                <text:p>2.43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21364">
                <text:p>3.21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41934">
                <text:p>2.419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41214">
                <text:p>2.41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45964">
                <text:p>2.459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4565">
                <text:p>2.45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6556">
                <text:p>2.26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1738">
                <text:p>2.41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461">
                <text:p>2.14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5136">
                <text:p>2.51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4693">
                <text:p>2.46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46548">
                <text:p>2.465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2296">
                <text:p>2.52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67952">
                <text:p>2.67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311">
                <text:p>3.03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9284">
                <text:p>2.9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66482">
                <text:p>2.664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6762">
                <text:p>2.66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91582">
                <text:p>2.91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53692">
                <text:p>2.536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1866">
                <text:p>2.118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42014">
                <text:p>2.42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43606">
                <text:p>2.436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0316">
                <text:p>2.503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6069">
                <text:p>2.6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5172">
                <text:p>2.151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7529">
                <text:p>2.75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1382">
                <text:p>3.01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6775">
                <text:p>2.6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6908">
                <text:p>2.369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96076">
                <text:p>2.960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79964">
                <text:p>2.79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69074">
                <text:p>2.690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41716">
                <text:p>2.417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702">
                <text:p>2.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41118">
                <text:p>2.411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41316">
                <text:p>2.413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48964">
                <text:p>2.489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45126">
                <text:p>2.45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46044">
                <text:p>2.460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78874">
                <text:p>2.788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49612">
                <text:p>2.496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7251">
                <text:p>2.72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97126">
                <text:p>2.97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42996">
                <text:p>2.429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40052">
                <text:p>2.40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96196">
                <text:p>2.961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4516">
                <text:p>2.345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72392">
                <text:p>2.723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69476">
                <text:p>2.694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78094">
                <text:p>2.78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944">
                <text:p>2.19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0054">
                <text:p>2.30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46052">
                <text:p>2.46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6501">
                <text:p>2.65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1536">
                <text:p>3.015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5207">
                <text:p>2.52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46202">
                <text:p>2.46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98416">
                <text:p>2.984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19456">
                <text:p>2.194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43932">
                <text:p>2.439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01022">
                <text:p>3.010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8894">
                <text:p>2.38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17186">
                <text:p>2.171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64636">
                <text:p>2.646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70006">
                <text:p>2.70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73964">
                <text:p>2.739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8254">
                <text:p>2.38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65078">
                <text:p>2.650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68186">
                <text:p>2.681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02154">
                <text:p>3.02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92956">
                <text:p>2.929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1714">
                <text:p>2.1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42192">
                <text:p>2.42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13846">
                <text:p>2.138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586">
                <text:p>2.3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21536">
                <text:p>2.215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84564">
                <text:p>2.845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156">
                <text:p>2.371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40354">
                <text:p>2.403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6172">
                <text:p>2.161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227">
                <text:p>2.7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7028">
                <text:p>2.170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361">
                <text:p>2.33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447">
                <text:p>2.04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8456">
                <text:p>2.38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48174">
                <text:p>2.481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27596">
                <text:p>2.275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88812">
                <text:p>1.888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8736">
                <text:p>2.8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54996">
                <text:p>2.54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5654">
                <text:p>2.356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5204">
                <text:p>2.352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87262">
                <text:p>3.872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13392">
                <text:p>3.133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1664">
                <text:p>2.716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0682">
                <text:p>2.106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538">
                <text:p>2.35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7412">
                <text:p>2.074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25952">
                <text:p>2.25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84204">
                <text:p>2.84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19318">
                <text:p>3.193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0318">
                <text:p>2.70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65574">
                <text:p>2.655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6693">
                <text:p>2.66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2448">
                <text:p>2.724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3756">
                <text:p>2.33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40596">
                <text:p>2.405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59744">
                <text:p>2.597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49062">
                <text:p>2.490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62902">
                <text:p>2.629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336">
                <text:p>2.373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3186">
                <text:p>2.331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40658">
                <text:p>2.406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4918">
                <text:p>2.149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5056">
                <text:p>2.350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22998">
                <text:p>2.229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8712">
                <text:p>2.87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4388">
                <text:p>2.143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0806">
                <text:p>2.908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26084">
                <text:p>2.260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47654">
                <text:p>2.47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89184">
                <text:p>1.89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8435">
                <text:p>2.84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00856">
                <text:p>3.008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89114">
                <text:p>2.891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93654">
                <text:p>2.936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2554">
                <text:p>2.625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0492">
                <text:p>2.104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40182">
                <text:p>2.40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87916">
                <text:p>2.879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134">
                <text:p>2.61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83286">
                <text:p>2.83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71926">
                <text:p>2.719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19786">
                <text:p>3.197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78044">
                <text:p>2.78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80688">
                <text:p>2.806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9772">
                <text:p>2.69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59942">
                <text:p>2.599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88824">
                <text:p>2.888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16366">
                <text:p>3.163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2746">
                <text:p>2.627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736">
                <text:p>2.377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10228">
                <text:p>2.102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6726">
                <text:p>2.067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025">
                <text:p>2.40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4406">
                <text:p>2.344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1052">
                <text:p>2.410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15078">
                <text:p>2.150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7947">
                <text:p>2.79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02228">
                <text:p>3.022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1598">
                <text:p>2.315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694">
                <text:p>2.46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52744">
                <text:p>2.527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72176">
                <text:p>2.721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94854">
                <text:p>2.948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61132">
                <text:p>3.611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05086">
                <text:p>3.05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10956">
                <text:p>2.109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58818">
                <text:p>2.588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53308">
                <text:p>2.533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89368">
                <text:p>2.89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3012">
                <text:p>2.3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92736">
                <text:p>2.927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7496">
                <text:p>3.074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2904">
                <text:p>2.29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5917">
                <text:p>2.59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55494">
                <text:p>2.554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4966">
                <text:p>2.449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98618">
                <text:p>2.986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53846">
                <text:p>2.538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88398">
                <text:p>2.88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50036">
                <text:p>2.50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4828">
                <text:p>2.348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87076">
                <text:p>2.870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68638">
                <text:p>2.68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88524">
                <text:p>2.885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0346">
                <text:p>2.403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3808">
                <text:p>2.33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0000" draw:fill-color="#ff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780373"/>
    </style:style>
    <style:style style:name="ch11" style:family="chart">
      <style:chart-properties chart:solid-type="cuboid" chart:symbol-type="named-symbol" chart:symbol-name="diamond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8.997cm" xlink:href="." xlink:type="simple" chart:class="chart:scatter" chart:style-name="ch1">
        <chart:title svg:x="6.179cm" svg:y="0.315cm" chart:style-name="ch2">
          <text:p>Algorytm Dijkstry</text:p>
        </chart:title>
        <chart:plot-area chart:style-name="ch3" chart:data-source-has-labels="both" svg:x="1.32cm" svg:y="1.299cm" svg:width="14.357cm" svg:height="6.548cm">
          <chart:coordinate-region svg:x="2.058cm" svg:y="1.501cm" svg:width="13.331cm" svg:height="5.693cm"/>
          <chart:axis chart:dimension="x" chart:name="primary-x" chart:style-name="ch4" chartooo:axis-type="auto">
            <chart:title svg:x="7.763cm" svg:y="8.026cm" chart:style-name="ch5">
              <text:p>Zapytanie</text:p>
            </chart:title>
            <chart:categories table:cell-range-address="local-table.$A$2:.$A$500"/>
          </chart:axis>
          <chart:axis chart:dimension="y" chart:name="primary-y" chart:style-name="ch6">
            <chart:title svg:x="0.451cm" svg:y="5.339cm" chart:style-name="ch7">
              <text:p>Czas [ms]</text:p>
            </chart:title>
            <chart:grid chart:style-name="ch8" chart:class="major"/>
          </chart:axis>
          <chart:series chart:style-name="ch9" chart:values-cell-range-address="local-table.$C$2:.$C$500" chart:label-cell-address="local-table.$C$1" chart:class="chart:scatter">
            <chart:domain table:cell-range-address="local-table.$B$2:.$B$500"/>
            <chart:regression-curve chart:style-name="ch10"/>
            <chart:data-point chart:repeated="150"/>
            <chart:data-point chart:style-name="ch11"/>
            <chart:data-point chart:repeated="225"/>
            <chart:data-point chart:style-name="ch11"/>
            <chart:data-point chart:repeated="17"/>
            <chart:data-point chart:style-name="ch11"/>
            <chart:data-point chart:repeated="1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074">
                <text:p>2.3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3742">
                <text:p>2.43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3564">
                <text:p>2.23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5122">
                <text:p>1.6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271">
                <text:p>1.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0722">
                <text:p>1.6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9366">
                <text:p>2.1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476">
                <text:p>1.8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1092">
                <text:p>1.11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2916">
                <text:p>1.1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2612">
                <text:p>1.22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61">
                <text:p>1.1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9044">
                <text:p>1.19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9244">
                <text:p>1.09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3526">
                <text:p>1.1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8388">
                <text:p>1.1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3434">
                <text:p>1.1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8974">
                <text:p>1.0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454">
                <text:p>1.1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08942">
                <text:p>1.08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5352">
                <text:p>1.05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1656">
                <text:p>1.1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1794">
                <text:p>1.11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8626">
                <text:p>1.18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13214">
                <text:p>1.1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9978">
                <text:p>1.3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0892">
                <text:p>1.1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6642">
                <text:p>1.2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3834">
                <text:p>1.13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9678">
                <text:p>1.09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6794">
                <text:p>1.16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1346">
                <text:p>1.11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1262">
                <text:p>1.11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4752">
                <text:p>1.14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9644">
                <text:p>1.09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2958">
                <text:p>1.12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8534">
                <text:p>1.08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1738">
                <text:p>1.11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046">
                <text:p>1.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8846">
                <text:p>1.08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5152">
                <text:p>1.1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15282">
                <text:p>1.15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19448">
                <text:p>1.19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7922">
                <text:p>1.07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19256">
                <text:p>1.19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14924">
                <text:p>1.14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7368">
                <text:p>1.07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09742">
                <text:p>1.0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757">
                <text:p>1.0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2926">
                <text:p>1.12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9592">
                <text:p>1.09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9686">
                <text:p>1.09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1362">
                <text:p>1.11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9966">
                <text:p>1.09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612">
                <text:p>1.18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10758">
                <text:p>1.1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9856">
                <text:p>1.09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1779">
                <text:p>1.17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17914">
                <text:p>1.17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15116">
                <text:p>1.1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8766">
                <text:p>1.18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22424">
                <text:p>1.2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7834">
                <text:p>1.17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1817">
                <text:p>1.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10336">
                <text:p>1.10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2226">
                <text:p>1.12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15124">
                <text:p>1.15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11682">
                <text:p>1.1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1434">
                <text:p>1.1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1128">
                <text:p>1.1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16786">
                <text:p>1.16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4048">
                <text:p>1.1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14038">
                <text:p>1.14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7448">
                <text:p>1.07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6522">
                <text:p>1.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5286">
                <text:p>1.15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11012">
                <text:p>1.11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7818">
                <text:p>1.07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17072">
                <text:p>1.17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15218">
                <text:p>1.15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9914">
                <text:p>1.09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11354">
                <text:p>1.11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1134">
                <text:p>1.1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5602">
                <text:p>1.15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2456">
                <text:p>1.12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15268">
                <text:p>1.15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18916">
                <text:p>1.18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10482">
                <text:p>1.1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13786">
                <text:p>1.13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15424">
                <text:p>1.15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1212">
                <text:p>1.1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11316">
                <text:p>1.11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1691">
                <text:p>1.1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14922">
                <text:p>1.14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18842">
                <text:p>1.1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15214">
                <text:p>1.15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23822">
                <text:p>1.23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9238">
                <text:p>1.09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11038">
                <text:p>1.1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13486">
                <text:p>1.13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08876">
                <text:p>1.08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4638">
                <text:p>1.14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08394">
                <text:p>1.08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09484">
                <text:p>1.09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3722">
                <text:p>1.13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0412">
                <text:p>1.104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09584">
                <text:p>1.095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1086">
                <text:p>1.11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09496">
                <text:p>1.09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07338">
                <text:p>1.07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24088">
                <text:p>1.24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0124">
                <text:p>1.1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0978">
                <text:p>1.10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2488">
                <text:p>1.2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9496">
                <text:p>1.1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2962">
                <text:p>1.12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0663">
                <text:p>1.0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0486">
                <text:p>1.10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37084">
                <text:p>1.37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3556">
                <text:p>1.13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06554">
                <text:p>1.06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0244">
                <text:p>1.10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5876">
                <text:p>1.15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09432">
                <text:p>1.09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0528">
                <text:p>1.10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8344">
                <text:p>1.08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0964">
                <text:p>1.1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2036">
                <text:p>1.12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1564">
                <text:p>1.1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0846">
                <text:p>1.10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09648">
                <text:p>1.09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1664">
                <text:p>1.11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1868">
                <text:p>1.11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3524">
                <text:p>1.135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1912">
                <text:p>1.11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0166">
                <text:p>1.10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5348">
                <text:p>1.15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0906">
                <text:p>1.1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07794">
                <text:p>1.07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0226">
                <text:p>1.10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08564">
                <text:p>1.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4182">
                <text:p>1.14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4076">
                <text:p>1.1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2308">
                <text:p>1.12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0396">
                <text:p>1.10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0702">
                <text:p>1.1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2094">
                <text:p>1.1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07096">
                <text:p>1.07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077">
                <text:p>1.10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3612">
                <text:p>1.13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2222">
                <text:p>1.12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4892">
                <text:p>1.14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09658">
                <text:p>1.09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3768">
                <text:p>1.13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523">
                <text:p>1.1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1594">
                <text:p>1.11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08484">
                <text:p>1.08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5134">
                <text:p>1.1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0744">
                <text:p>1.10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7606">
                <text:p>1.176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09766">
                <text:p>1.09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6168">
                <text:p>1.16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2564">
                <text:p>1.12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1296">
                <text:p>1.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06806">
                <text:p>1.06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2388">
                <text:p>1.12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06708">
                <text:p>1.06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08582">
                <text:p>1.08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0808">
                <text:p>1.10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3276">
                <text:p>1.13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339">
                <text:p>1.1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6294">
                <text:p>1.16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2076">
                <text:p>1.12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6316">
                <text:p>1.1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14898">
                <text:p>1.14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16036">
                <text:p>1.16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11466">
                <text:p>1.1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1345">
                <text:p>1.1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0635">
                <text:p>1.0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18874">
                <text:p>1.188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11924">
                <text:p>1.11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13882">
                <text:p>1.13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13404">
                <text:p>1.13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13086">
                <text:p>1.1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07822">
                <text:p>1.07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0906">
                <text:p>1.0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10794">
                <text:p>1.10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13972">
                <text:p>1.139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10622">
                <text:p>1.106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17994">
                <text:p>1.17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15488">
                <text:p>1.15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05664">
                <text:p>1.05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07834">
                <text:p>1.07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09838">
                <text:p>1.09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12486">
                <text:p>1.12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11668">
                <text:p>1.116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19208">
                <text:p>1.19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21252">
                <text:p>1.21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16264">
                <text:p>1.16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19558">
                <text:p>1.19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14462">
                <text:p>1.14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14716">
                <text:p>1.147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16766">
                <text:p>1.16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12862">
                <text:p>1.128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08538">
                <text:p>1.08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14324">
                <text:p>1.14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09646">
                <text:p>1.09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08088">
                <text:p>1.080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18478">
                <text:p>1.18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15292">
                <text:p>1.15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09784">
                <text:p>1.0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13054">
                <text:p>1.130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09836">
                <text:p>1.09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10456">
                <text:p>1.10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08638">
                <text:p>1.08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11426">
                <text:p>1.11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07544">
                <text:p>1.07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06122">
                <text:p>1.06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12774">
                <text:p>1.1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09864">
                <text:p>1.09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08414">
                <text:p>1.08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18018">
                <text:p>1.18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11724">
                <text:p>1.11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0677">
                <text:p>1.0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16782">
                <text:p>1.167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10984">
                <text:p>1.10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11838">
                <text:p>1.11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1301">
                <text:p>1.1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11252">
                <text:p>1.11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14318">
                <text:p>1.14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10628">
                <text:p>1.106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08158">
                <text:p>1.081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16208">
                <text:p>1.16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16822">
                <text:p>1.16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10838">
                <text:p>1.10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14018">
                <text:p>1.14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13254">
                <text:p>1.13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14246">
                <text:p>1.14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45106">
                <text:p>1.451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11744">
                <text:p>1.117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10572">
                <text:p>1.10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1424">
                <text:p>1.1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08602">
                <text:p>1.0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09048">
                <text:p>1.090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10564">
                <text:p>1.10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10488">
                <text:p>1.10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11336">
                <text:p>1.113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08938">
                <text:p>1.08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13446">
                <text:p>1.134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07958">
                <text:p>1.07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11558">
                <text:p>1.115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07752">
                <text:p>1.07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16396">
                <text:p>1.16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16624">
                <text:p>1.16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07758">
                <text:p>1.07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0767">
                <text:p>1.07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28206">
                <text:p>1.28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16358">
                <text:p>1.16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12978">
                <text:p>1.129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39184">
                <text:p>1.39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04946">
                <text:p>1.04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10536">
                <text:p>1.10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1521">
                <text:p>1.15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12786">
                <text:p>1.12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07414">
                <text:p>1.07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06548">
                <text:p>1.065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07726">
                <text:p>1.07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11768">
                <text:p>1.11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18118">
                <text:p>1.18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07482">
                <text:p>1.07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07568">
                <text:p>1.07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10112">
                <text:p>1.10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09882">
                <text:p>1.09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04656">
                <text:p>1.04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09814">
                <text:p>1.098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05818">
                <text:p>1.05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07314">
                <text:p>1.073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1057">
                <text:p>1.1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08152">
                <text:p>1.08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1067">
                <text:p>1.1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09488">
                <text:p>1.09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11028">
                <text:p>1.1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0922">
                <text:p>1.09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09894">
                <text:p>1.098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12124">
                <text:p>1.12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11844">
                <text:p>1.11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07586">
                <text:p>1.07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14172">
                <text:p>1.14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12236">
                <text:p>1.12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12244">
                <text:p>1.12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11282">
                <text:p>1.112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09176">
                <text:p>1.09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14082">
                <text:p>1.14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12018">
                <text:p>1.12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11472">
                <text:p>1.11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09482">
                <text:p>1.094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13656">
                <text:p>1.136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14316">
                <text:p>1.14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08698">
                <text:p>1.086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14634">
                <text:p>1.146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10772">
                <text:p>1.10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11422">
                <text:p>1.114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1391">
                <text:p>1.1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09538">
                <text:p>1.09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12906">
                <text:p>1.129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16612">
                <text:p>1.166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06268">
                <text:p>1.0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26192">
                <text:p>1.26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13596">
                <text:p>1.135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06154">
                <text:p>1.06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14528">
                <text:p>1.145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07776">
                <text:p>1.077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07154">
                <text:p>1.071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11448">
                <text:p>1.11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11276">
                <text:p>1.11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14882">
                <text:p>1.14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13048">
                <text:p>1.13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09234">
                <text:p>1.092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10644">
                <text:p>1.10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15986">
                <text:p>1.159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14372">
                <text:p>1.143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09426">
                <text:p>1.09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05212">
                <text:p>1.05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16592">
                <text:p>1.16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14836">
                <text:p>1.148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09306">
                <text:p>1.093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08338">
                <text:p>1.083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15904">
                <text:p>1.15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16442">
                <text:p>1.16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14648">
                <text:p>1.14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20454">
                <text:p>1.20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14486">
                <text:p>1.14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10966">
                <text:p>1.109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12756">
                <text:p>1.12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09446">
                <text:p>1.094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15572">
                <text:p>1.155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13376">
                <text:p>1.13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1561">
                <text:p>1.15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08868">
                <text:p>1.08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04708">
                <text:p>1.047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14094">
                <text:p>1.14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08392">
                <text:p>1.08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17316">
                <text:p>1.17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09452">
                <text:p>1.09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12992">
                <text:p>1.12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10178">
                <text:p>1.10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25822">
                <text:p>1.258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07896">
                <text:p>1.07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18426">
                <text:p>1.184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12764">
                <text:p>1.12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25712">
                <text:p>1.257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08006">
                <text:p>1.08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14494">
                <text:p>1.144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11964">
                <text:p>1.11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07888">
                <text:p>1.07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09202">
                <text:p>1.09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10658">
                <text:p>1.10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06732">
                <text:p>1.067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16184">
                <text:p>1.161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08372">
                <text:p>1.08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37314">
                <text:p>1.37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83114">
                <text:p>1.83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66178">
                <text:p>1.661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09102">
                <text:p>1.09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10228">
                <text:p>1.10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07574">
                <text:p>1.07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12494">
                <text:p>1.12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07972">
                <text:p>1.079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09108">
                <text:p>1.091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13312">
                <text:p>1.13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09996">
                <text:p>1.099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25158">
                <text:p>1.25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07376">
                <text:p>1.07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18846">
                <text:p>1.188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10472">
                <text:p>1.10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10168">
                <text:p>1.10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9756">
                <text:p>1.497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05676">
                <text:p>1.05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08224">
                <text:p>1.08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13716">
                <text:p>1.137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10404">
                <text:p>1.104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08302">
                <text:p>1.083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07436">
                <text:p>1.07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16674">
                <text:p>1.16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10664">
                <text:p>1.10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08746">
                <text:p>1.08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168253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0000" draw:fill-color="#ff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3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780373"/>
    </style:style>
    <style:style style:name="ch14" style:family="chart">
      <style:chart-properties chart:solid-type="cuboid" chart:symbol-type="named-symbol" chart:symbol-name="diamond" chart:symbol-width="0.282cm" chart:symbol-height="0.282cm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0.326cm" svg:height="8.997cm" xlink:href="." xlink:type="simple" chart:class="chart:scatter" chart:style-name="ch1">
        <chart:title svg:x="7.593cm" svg:y="0.315cm" chart:style-name="ch2">
          <text:p>Porównanie Algorytmów</text:p>
        </chart:title>
        <chart:legend chart:legend-position="end" svg:x="15.447cm" svg:y="3.44cm" style:legend-expansion="high" chart:style-name="ch3"/>
        <chart:plot-area chart:style-name="ch4" chart:data-source-has-labels="both" svg:x="1.407cm" svg:y="1.299cm" svg:width="13.634cm" svg:height="6.548cm">
          <chart:coordinate-region svg:x="2.145cm" svg:y="1.501cm" svg:width="12.609cm" svg:height="5.693cm"/>
          <chart:axis chart:dimension="x" chart:name="primary-x" chart:style-name="ch5" chartooo:axis-type="auto">
            <chart:title svg:x="7.489cm" svg:y="8.026cm" chart:style-name="ch6">
              <text:p>Zapytanie</text:p>
            </chart:title>
            <chart:categories table:cell-range-address="local-table.$A$2:.$A$500"/>
          </chart:axis>
          <chart:axis chart:dimension="y" chart:name="primary-y" chart:style-name="ch7">
            <chart:title svg:x="0.451cm" svg:y="5.339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500" chart:label-cell-address="local-table.$C$1" chart:class="chart:scatter">
            <chart:domain table:cell-range-address="local-table.$B$2:.$B$500"/>
            <chart:regression-curve chart:style-name="ch11"/>
            <chart:data-point chart:repeated="499"/>
          </chart:series>
          <chart:series chart:style-name="ch12" chart:values-cell-range-address="local-table.$D$2:.$D$500" chart:label-cell-address="local-table.$D$1" chart:class="chart:scatter">
            <chart:regression-curve chart:style-name="ch13"/>
            <chart:data-point chart:repeated="150"/>
            <chart:data-point chart:style-name="ch14"/>
            <chart:data-point chart:repeated="225"/>
            <chart:data-point chart:style-name="ch14"/>
            <chart:data-point chart:repeated="17"/>
            <chart:data-point chart:style-name="ch14"/>
            <chart:data-point chart:repeated="10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BellmanFord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944">
                <text:p>3.05944</text:p>
              </table:table-cell>
              <table:table-cell office:value-type="float" office:value="2.3074">
                <text:p>2.3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498">
                <text:p>2.93498</text:p>
              </table:table-cell>
              <table:table-cell office:value-type="float" office:value="2.43742">
                <text:p>2.43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6692">
                <text:p>3.16692</text:p>
              </table:table-cell>
              <table:table-cell office:value-type="float" office:value="2.23564">
                <text:p>2.23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7696">
                <text:p>2.47696</text:p>
              </table:table-cell>
              <table:table-cell office:value-type="float" office:value="1.65122">
                <text:p>1.6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37888">
                <text:p>2.37888</text:p>
              </table:table-cell>
              <table:table-cell office:value-type="float" office:value="1.6271">
                <text:p>1.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75682">
                <text:p>2.75682</text:p>
              </table:table-cell>
              <table:table-cell office:value-type="float" office:value="1.60722">
                <text:p>1.6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642">
                <text:p>2.5642</text:p>
              </table:table-cell>
              <table:table-cell office:value-type="float" office:value="2.19366">
                <text:p>2.1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8204">
                <text:p>3.08204</text:p>
              </table:table-cell>
              <table:table-cell office:value-type="float" office:value="1.83476">
                <text:p>1.8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77286">
                <text:p>2.77286</text:p>
              </table:table-cell>
              <table:table-cell office:value-type="float" office:value="1.11092">
                <text:p>1.11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624">
                <text:p>2.24624</text:p>
              </table:table-cell>
              <table:table-cell office:value-type="float" office:value="1.12916">
                <text:p>1.1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2966">
                <text:p>2.22966</text:p>
              </table:table-cell>
              <table:table-cell office:value-type="float" office:value="1.22612">
                <text:p>1.22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1834">
                <text:p>2.41834</text:p>
              </table:table-cell>
              <table:table-cell office:value-type="float" office:value="1.1261">
                <text:p>1.1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6474">
                <text:p>2.76474</text:p>
              </table:table-cell>
              <table:table-cell office:value-type="float" office:value="1.19044">
                <text:p>1.19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6804">
                <text:p>2.6804</text:p>
              </table:table-cell>
              <table:table-cell office:value-type="float" office:value="1.09244">
                <text:p>1.09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6183">
                <text:p>2.6183</text:p>
              </table:table-cell>
              <table:table-cell office:value-type="float" office:value="1.13526">
                <text:p>1.1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90054">
                <text:p>1.90054</text:p>
              </table:table-cell>
              <table:table-cell office:value-type="float" office:value="1.18388">
                <text:p>1.1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027">
                <text:p>2.9027</text:p>
              </table:table-cell>
              <table:table-cell office:value-type="float" office:value="1.13434">
                <text:p>1.1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6094">
                <text:p>2.46094</text:p>
              </table:table-cell>
              <table:table-cell office:value-type="float" office:value="1.08974">
                <text:p>1.0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1632">
                <text:p>1.91632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73804">
                <text:p>2.73804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72576">
                <text:p>2.72576</text:p>
              </table:table-cell>
              <table:table-cell office:value-type="float" office:value="1.1454">
                <text:p>1.1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6792">
                <text:p>2.6792</text:p>
              </table:table-cell>
              <table:table-cell office:value-type="float" office:value="1.08942">
                <text:p>1.08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7318">
                <text:p>2.67318</text:p>
              </table:table-cell>
              <table:table-cell office:value-type="float" office:value="1.05352">
                <text:p>1.05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635">
                <text:p>2.5635</text:p>
              </table:table-cell>
              <table:table-cell office:value-type="float" office:value="1.11656">
                <text:p>1.1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78072">
                <text:p>2.78072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237">
                <text:p>2.7237</text:p>
              </table:table-cell>
              <table:table-cell office:value-type="float" office:value="1.11794">
                <text:p>1.11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7449">
                <text:p>2.7449</text:p>
              </table:table-cell>
              <table:table-cell office:value-type="float" office:value="1.18626">
                <text:p>1.18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75954">
                <text:p>2.75954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23214">
                <text:p>2.23214</text:p>
              </table:table-cell>
              <table:table-cell office:value-type="float" office:value="1.13214">
                <text:p>1.1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9864">
                <text:p>2.39864</text:p>
              </table:table-cell>
              <table:table-cell office:value-type="float" office:value="1.39978">
                <text:p>1.3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31222">
                <text:p>2.31222</text:p>
              </table:table-cell>
              <table:table-cell office:value-type="float" office:value="1.10892">
                <text:p>1.1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5878">
                <text:p>2.95878</text:p>
              </table:table-cell>
              <table:table-cell office:value-type="float" office:value="1.26642">
                <text:p>1.2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3012">
                <text:p>2.53012</text:p>
              </table:table-cell>
              <table:table-cell office:value-type="float" office:value="1.13834">
                <text:p>1.13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6844">
                <text:p>2.6844</text:p>
              </table:table-cell>
              <table:table-cell office:value-type="float" office:value="1.09678">
                <text:p>1.09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5602">
                <text:p>2.55602</text:p>
              </table:table-cell>
              <table:table-cell office:value-type="float" office:value="1.16794">
                <text:p>1.16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3256">
                <text:p>2.23256</text:p>
              </table:table-cell>
              <table:table-cell office:value-type="float" office:value="1.11346">
                <text:p>1.11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9827">
                <text:p>2.9827</text:p>
              </table:table-cell>
              <table:table-cell office:value-type="float" office:value="1.11262">
                <text:p>1.11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22694">
                <text:p>2.22694</text:p>
              </table:table-cell>
              <table:table-cell office:value-type="float" office:value="1.14752">
                <text:p>1.14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00512">
                <text:p>3.00512</text:p>
              </table:table-cell>
              <table:table-cell office:value-type="float" office:value="1.09644">
                <text:p>1.09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8118">
                <text:p>3.18118</text:p>
              </table:table-cell>
              <table:table-cell office:value-type="float" office:value="1.12958">
                <text:p>1.12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055">
                <text:p>2.4055</text:p>
              </table:table-cell>
              <table:table-cell office:value-type="float" office:value="1.08534">
                <text:p>1.08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4112">
                <text:p>2.44112</text:p>
              </table:table-cell>
              <table:table-cell office:value-type="float" office:value="1.11738">
                <text:p>1.11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26122">
                <text:p>2.26122</text:p>
              </table:table-cell>
              <table:table-cell office:value-type="float" office:value="1.4046">
                <text:p>1.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99976">
                <text:p>2.99976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8228">
                <text:p>2.38228</text:p>
              </table:table-cell>
              <table:table-cell office:value-type="float" office:value="1.08846">
                <text:p>1.08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9896">
                <text:p>2.69896</text:p>
              </table:table-cell>
              <table:table-cell office:value-type="float" office:value="1.15152">
                <text:p>1.1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37976">
                <text:p>2.37976</text:p>
              </table:table-cell>
              <table:table-cell office:value-type="float" office:value="1.15282">
                <text:p>1.15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6264">
                <text:p>2.16264</text:p>
              </table:table-cell>
              <table:table-cell office:value-type="float" office:value="1.19448">
                <text:p>1.19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87078">
                <text:p>2.87078</text:p>
              </table:table-cell>
              <table:table-cell office:value-type="float" office:value="1.07922">
                <text:p>1.07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8182">
                <text:p>2.48182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64836">
                <text:p>2.64836</text:p>
              </table:table-cell>
              <table:table-cell office:value-type="float" office:value="1.19256">
                <text:p>1.19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3064">
                <text:p>2.43064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7416">
                <text:p>2.47416</text:p>
              </table:table-cell>
              <table:table-cell office:value-type="float" office:value="1.14924">
                <text:p>1.14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66262">
                <text:p>2.66262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3328">
                <text:p>2.23328</text:p>
              </table:table-cell>
              <table:table-cell office:value-type="float" office:value="1.07368">
                <text:p>1.07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6956">
                <text:p>2.16956</text:p>
              </table:table-cell>
              <table:table-cell office:value-type="float" office:value="1.09742">
                <text:p>1.0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00492">
                <text:p>3.00492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0034">
                <text:p>2.10034</text:p>
              </table:table-cell>
              <table:table-cell office:value-type="float" office:value="1.0757">
                <text:p>1.0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8972">
                <text:p>2.38972</text:p>
              </table:table-cell>
              <table:table-cell office:value-type="float" office:value="1.12926">
                <text:p>1.12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38134">
                <text:p>2.38134</text:p>
              </table:table-cell>
              <table:table-cell office:value-type="float" office:value="1.09592">
                <text:p>1.09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34038">
                <text:p>2.34038</text:p>
              </table:table-cell>
              <table:table-cell office:value-type="float" office:value="1.09686">
                <text:p>1.09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2442">
                <text:p>2.72442</text:p>
              </table:table-cell>
              <table:table-cell office:value-type="float" office:value="1.11362">
                <text:p>1.11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0892">
                <text:p>2.40892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2306">
                <text:p>2.42306</text:p>
              </table:table-cell>
              <table:table-cell office:value-type="float" office:value="1.09966">
                <text:p>1.09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61456">
                <text:p>2.61456</text:p>
              </table:table-cell>
              <table:table-cell office:value-type="float" office:value="1.18612">
                <text:p>1.18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6757">
                <text:p>2.6757</text:p>
              </table:table-cell>
              <table:table-cell office:value-type="float" office:value="1.10758">
                <text:p>1.1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0338">
                <text:p>3.0338</text:p>
              </table:table-cell>
              <table:table-cell office:value-type="float" office:value="1.09856">
                <text:p>1.09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42908">
                <text:p>2.42908</text:p>
              </table:table-cell>
              <table:table-cell office:value-type="float" office:value="1.1779">
                <text:p>1.17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5238">
                <text:p>2.25238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7778">
                <text:p>2.4777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5272">
                <text:p>2.45272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4938">
                <text:p>2.34938</text:p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886">
                <text:p>2.3886</text:p>
              </table:table-cell>
              <table:table-cell office:value-type="float" office:value="1.17914">
                <text:p>1.17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61904">
                <text:p>2.61904</text:p>
              </table:table-cell>
              <table:table-cell office:value-type="float" office:value="1.15116">
                <text:p>1.1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804">
                <text:p>1.89804</text:p>
              </table:table-cell>
              <table:table-cell office:value-type="float" office:value="1.18766">
                <text:p>1.18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0128">
                <text:p>1.90128</text:p>
              </table:table-cell>
              <table:table-cell office:value-type="float" office:value="1.22424">
                <text:p>1.2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10606">
                <text:p>2.10606</text:p>
              </table:table-cell>
              <table:table-cell office:value-type="float" office:value="1.17834">
                <text:p>1.17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0754">
                <text:p>2.40754</text:p>
              </table:table-cell>
              <table:table-cell office:value-type="float" office:value="1.1817">
                <text:p>1.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21324">
                <text:p>2.21324</text:p>
              </table:table-cell>
              <table:table-cell office:value-type="float" office:value="1.10336">
                <text:p>1.10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3833">
                <text:p>2.3833</text:p>
              </table:table-cell>
              <table:table-cell office:value-type="float" office:value="1.12226">
                <text:p>1.12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13418">
                <text:p>2.13418</text:p>
              </table:table-cell>
              <table:table-cell office:value-type="float" office:value="1.15124">
                <text:p>1.15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45298">
                <text:p>2.45298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37496">
                <text:p>2.37496</text:p>
              </table:table-cell>
              <table:table-cell office:value-type="float" office:value="1.11682">
                <text:p>1.1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3956">
                <text:p>2.63956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9986">
                <text:p>2.39986</text:p>
              </table:table-cell>
              <table:table-cell office:value-type="float" office:value="1.1434">
                <text:p>1.1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97766">
                <text:p>2.97766</text:p>
              </table:table-cell>
              <table:table-cell office:value-type="float" office:value="1.1128">
                <text:p>1.1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3428">
                <text:p>2.73428</text:p>
              </table:table-cell>
              <table:table-cell office:value-type="float" office:value="1.16786">
                <text:p>1.16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68626">
                <text:p>2.68626</text:p>
              </table:table-cell>
              <table:table-cell office:value-type="float" office:value="1.14048">
                <text:p>1.1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43664">
                <text:p>2.43664</text:p>
              </table:table-cell>
              <table:table-cell office:value-type="float" office:value="1.14038">
                <text:p>1.14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40526">
                <text:p>2.40526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15114">
                <text:p>2.15114</text:p>
              </table:table-cell>
              <table:table-cell office:value-type="float" office:value="1.07448">
                <text:p>1.07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40758">
                <text:p>2.40758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46534">
                <text:p>2.46534</text:p>
              </table:table-cell>
              <table:table-cell office:value-type="float" office:value="1.06522">
                <text:p>1.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38708">
                <text:p>2.38708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8706">
                <text:p>2.48706</text:p>
              </table:table-cell>
              <table:table-cell office:value-type="float" office:value="1.15286">
                <text:p>1.15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46062">
                <text:p>2.46062</text:p>
              </table:table-cell>
              <table:table-cell office:value-type="float" office:value="1.11012">
                <text:p>1.11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44144">
                <text:p>2.44144</text:p>
              </table:table-cell>
              <table:table-cell office:value-type="float" office:value="1.07818">
                <text:p>1.07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7664">
                <text:p>2.67664</text:p>
              </table:table-cell>
              <table:table-cell office:value-type="float" office:value="1.17072">
                <text:p>1.17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17974">
                <text:p>2.17974</text:p>
              </table:table-cell>
              <table:table-cell office:value-type="float" office:value="1.15218">
                <text:p>1.15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68404">
                <text:p>2.68404</text:p>
              </table:table-cell>
              <table:table-cell office:value-type="float" office:value="1.09914">
                <text:p>1.09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387">
                <text:p>2.4387</text:p>
              </table:table-cell>
              <table:table-cell office:value-type="float" office:value="1.11354">
                <text:p>1.11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43282">
                <text:p>2.43282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76594">
                <text:p>2.76594</text:p>
              </table:table-cell>
              <table:table-cell office:value-type="float" office:value="1.1134">
                <text:p>1.1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2802">
                <text:p>2.72802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94826">
                <text:p>2.94826</text:p>
              </table:table-cell>
              <table:table-cell office:value-type="float" office:value="1.15602">
                <text:p>1.15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48674">
                <text:p>2.48674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43462">
                <text:p>2.43462</text:p>
              </table:table-cell>
              <table:table-cell office:value-type="float" office:value="1.12456">
                <text:p>1.12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44668">
                <text:p>2.4466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70264">
                <text:p>2.70264</text:p>
              </table:table-cell>
              <table:table-cell office:value-type="float" office:value="1.15268">
                <text:p>1.15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051">
                <text:p>2.2051</text:p>
              </table:table-cell>
              <table:table-cell office:value-type="float" office:value="1.18916">
                <text:p>1.18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65022">
                <text:p>2.65022</text:p>
              </table:table-cell>
              <table:table-cell office:value-type="float" office:value="1.10482">
                <text:p>1.1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22244">
                <text:p>2.22244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021">
                <text:p>2.2021</text:p>
              </table:table-cell>
              <table:table-cell office:value-type="float" office:value="1.13786">
                <text:p>1.13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22176">
                <text:p>2.22176</text:p>
              </table:table-cell>
              <table:table-cell office:value-type="float" office:value="1.15424">
                <text:p>1.15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72044">
                <text:p>2.72044</text:p>
              </table:table-cell>
              <table:table-cell office:value-type="float" office:value="1.1212">
                <text:p>1.1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18312">
                <text:p>2.18312</text:p>
              </table:table-cell>
              <table:table-cell office:value-type="float" office:value="1.11316">
                <text:p>1.11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43248">
                <text:p>2.43248</text:p>
              </table:table-cell>
              <table:table-cell office:value-type="float" office:value="1.1691">
                <text:p>1.1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3906">
                <text:p>2.3906</text:p>
              </table:table-cell>
              <table:table-cell office:value-type="float" office:value="1.14922">
                <text:p>1.14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60852">
                <text:p>2.60852</text:p>
              </table:table-cell>
              <table:table-cell office:value-type="float" office:value="1.18842">
                <text:p>1.1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68214">
                <text:p>2.68214</text:p>
              </table:table-cell>
              <table:table-cell office:value-type="float" office:value="1.15214">
                <text:p>1.15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78532">
                <text:p>2.78532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89154">
                <text:p>2.89154</text:p>
              </table:table-cell>
              <table:table-cell office:value-type="float" office:value="1.23822">
                <text:p>1.23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96254">
                <text:p>2.96254</text:p>
              </table:table-cell>
              <table:table-cell office:value-type="float" office:value="1.09238">
                <text:p>1.09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58268">
                <text:p>2.58268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99286">
                <text:p>2.99286</text:p>
              </table:table-cell>
              <table:table-cell office:value-type="float" office:value="1.11038">
                <text:p>1.1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73392">
                <text:p>2.73392</text:p>
              </table:table-cell>
              <table:table-cell office:value-type="float" office:value="1.13486">
                <text:p>1.13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42966">
                <text:p>2.42966</text:p>
              </table:table-cell>
              <table:table-cell office:value-type="float" office:value="1.08876">
                <text:p>1.08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0104">
                <text:p>3.0104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5306">
                <text:p>2.6530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4393">
                <text:p>2.4393</text:p>
              </table:table-cell>
              <table:table-cell office:value-type="float" office:value="1.14638">
                <text:p>1.14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1264">
                <text:p>2.71264</text:p>
              </table:table-cell>
              <table:table-cell office:value-type="float" office:value="1.08394">
                <text:p>1.08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539">
                <text:p>2.6539</text:p>
              </table:table-cell>
              <table:table-cell office:value-type="float" office:value="1.09484">
                <text:p>1.09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5236">
                <text:p>2.65236</text:p>
              </table:table-cell>
              <table:table-cell office:value-type="float" office:value="1.13722">
                <text:p>1.13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9505">
                <text:p>1.9505</text:p>
              </table:table-cell>
              <table:table-cell office:value-type="float" office:value="1.10412">
                <text:p>1.104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5346">
                <text:p>2.5346</text:p>
              </table:table-cell>
              <table:table-cell office:value-type="float" office:value="1.09584">
                <text:p>1.095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19764">
                <text:p>2.19764</text:p>
              </table:table-cell>
              <table:table-cell office:value-type="float" office:value="1.11086">
                <text:p>1.11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18428">
                <text:p>2.18428</text:p>
              </table:table-cell>
              <table:table-cell office:value-type="float" office:value="1.09496">
                <text:p>1.09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24644">
                <text:p>2.24644</text:p>
              </table:table-cell>
              <table:table-cell office:value-type="float" office:value="1.07338">
                <text:p>1.07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7336">
                <text:p>2.47336</text:p>
              </table:table-cell>
              <table:table-cell office:value-type="float" office:value="1.24088">
                <text:p>1.24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28944">
                <text:p>2.28944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8146">
                <text:p>2.8146</text:p>
              </table:table-cell>
              <table:table-cell office:value-type="float" office:value="1.10124">
                <text:p>1.1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747">
                <text:p>2.5747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90968">
                <text:p>2.90968</text:p>
              </table:table-cell>
              <table:table-cell office:value-type="float" office:value="1.10978">
                <text:p>1.10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40014">
                <text:p>2.40014</text:p>
              </table:table-cell>
              <table:table-cell office:value-type="float" office:value="1.2488">
                <text:p>1.2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65444">
                <text:p>2.65444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2184">
                <text:p>2.22184</text:p>
              </table:table-cell>
              <table:table-cell office:value-type="float" office:value="1.19496">
                <text:p>1.1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93454">
                <text:p>2.93454</text:p>
              </table:table-cell>
              <table:table-cell office:value-type="float" office:value="1.12962">
                <text:p>1.12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78172">
                <text:p>2.78172</text:p>
              </table:table-cell>
              <table:table-cell office:value-type="float" office:value="1.0663">
                <text:p>1.0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87962">
                <text:p>2.87962</text:p>
              </table:table-cell>
              <table:table-cell office:value-type="float" office:value="1.10486">
                <text:p>1.10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90866">
                <text:p>2.90866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0836">
                <text:p>2.50836</text:p>
              </table:table-cell>
              <table:table-cell office:value-type="float" office:value="1.37084">
                <text:p>1.37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19918">
                <text:p>2.19918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6702">
                <text:p>2.6702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9105">
                <text:p>2.9105</text:p>
              </table:table-cell>
              <table:table-cell office:value-type="float" office:value="1.13556">
                <text:p>1.13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0158">
                <text:p>3.00158</text:p>
              </table:table-cell>
              <table:table-cell office:value-type="float" office:value="1.06554">
                <text:p>1.06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51638">
                <text:p>2.51638</text:p>
              </table:table-cell>
              <table:table-cell office:value-type="float" office:value="1.10244">
                <text:p>1.10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4162">
                <text:p>2.4162</text:p>
              </table:table-cell>
              <table:table-cell office:value-type="float" office:value="1.15876">
                <text:p>1.15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37394">
                <text:p>2.37394</text:p>
              </table:table-cell>
              <table:table-cell office:value-type="float" office:value="1.09432">
                <text:p>1.09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52842">
                <text:p>2.52842</text:p>
              </table:table-cell>
              <table:table-cell office:value-type="float" office:value="1.10528">
                <text:p>1.10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98852">
                <text:p>2.98852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2282">
                <text:p>2.62282</text:p>
              </table:table-cell>
              <table:table-cell office:value-type="float" office:value="1.08344">
                <text:p>1.08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43804">
                <text:p>2.43804</text:p>
              </table:table-cell>
              <table:table-cell office:value-type="float" office:value="1.10964">
                <text:p>1.1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5146">
                <text:p>2.35146</text:p>
              </table:table-cell>
              <table:table-cell office:value-type="float" office:value="1.12036">
                <text:p>1.12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40986">
                <text:p>2.40986</text:p>
              </table:table-cell>
              <table:table-cell office:value-type="float" office:value="1.11564">
                <text:p>1.1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4532">
                <text:p>2.74532</text:p>
              </table:table-cell>
              <table:table-cell office:value-type="float" office:value="1.10846">
                <text:p>1.10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1948">
                <text:p>2.71948</text:p>
              </table:table-cell>
              <table:table-cell office:value-type="float" office:value="1.09648">
                <text:p>1.09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0738">
                <text:p>3.00738</text:p>
              </table:table-cell>
              <table:table-cell office:value-type="float" office:value="1.11664">
                <text:p>1.11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50296">
                <text:p>2.50296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21586">
                <text:p>2.21586</text:p>
              </table:table-cell>
              <table:table-cell office:value-type="float" office:value="1.11868">
                <text:p>1.11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30194">
                <text:p>2.30194</text:p>
              </table:table-cell>
              <table:table-cell office:value-type="float" office:value="1.13524">
                <text:p>1.135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979">
                <text:p>2.7979</text:p>
              </table:table-cell>
              <table:table-cell office:value-type="float" office:value="1.11912">
                <text:p>1.11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67294">
                <text:p>2.67294</text:p>
              </table:table-cell>
              <table:table-cell office:value-type="float" office:value="1.10166">
                <text:p>1.10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40644">
                <text:p>2.40644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73596">
                <text:p>2.73596</text:p>
              </table:table-cell>
              <table:table-cell office:value-type="float" office:value="1.15348">
                <text:p>1.15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44548">
                <text:p>2.44548</text:p>
              </table:table-cell>
              <table:table-cell office:value-type="float" office:value="1.10906">
                <text:p>1.1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1334">
                <text:p>2.51334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82604">
                <text:p>2.82604</text:p>
              </table:table-cell>
              <table:table-cell office:value-type="float" office:value="1.07794">
                <text:p>1.07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91262">
                <text:p>1.91262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329">
                <text:p>2.5329</text:p>
              </table:table-cell>
              <table:table-cell office:value-type="float" office:value="1.10226">
                <text:p>1.10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96474">
                <text:p>2.96474</text:p>
              </table:table-cell>
              <table:table-cell office:value-type="float" office:value="1.08564">
                <text:p>1.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9286">
                <text:p>2.49286</text:p>
              </table:table-cell>
              <table:table-cell office:value-type="float" office:value="1.14182">
                <text:p>1.14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38632">
                <text:p>2.38632</text:p>
              </table:table-cell>
              <table:table-cell office:value-type="float" office:value="1.14076">
                <text:p>1.1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42378">
                <text:p>2.42378</text:p>
              </table:table-cell>
              <table:table-cell office:value-type="float" office:value="1.12308">
                <text:p>1.12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45162">
                <text:p>2.45162</text:p>
              </table:table-cell>
              <table:table-cell office:value-type="float" office:value="1.10396">
                <text:p>1.10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48804">
                <text:p>2.48804</text:p>
              </table:table-cell>
              <table:table-cell office:value-type="float" office:value="1.10702">
                <text:p>1.1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6592">
                <text:p>2.26592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68282">
                <text:p>2.68282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9404">
                <text:p>2.09404</text:p>
              </table:table-cell>
              <table:table-cell office:value-type="float" office:value="1.12094">
                <text:p>1.1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6922">
                <text:p>2.6922</text:p>
              </table:table-cell>
              <table:table-cell office:value-type="float" office:value="1.07096">
                <text:p>1.07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08668">
                <text:p>3.08668</text:p>
              </table:table-cell>
              <table:table-cell office:value-type="float" office:value="1.1077">
                <text:p>1.10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847">
                <text:p>2.4847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9226">
                <text:p>2.29226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91616">
                <text:p>2.91616</text:p>
              </table:table-cell>
              <table:table-cell office:value-type="float" office:value="1.13612">
                <text:p>1.13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4386">
                <text:p>3.04386</text:p>
              </table:table-cell>
              <table:table-cell office:value-type="float" office:value="1.12222">
                <text:p>1.12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4181">
                <text:p>2.4181</text:p>
              </table:table-cell>
              <table:table-cell office:value-type="float" office:value="1.14892">
                <text:p>1.14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2318">
                <text:p>2.22318</text:p>
              </table:table-cell>
              <table:table-cell office:value-type="float" office:value="1.09658">
                <text:p>1.09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4637">
                <text:p>2.4637</text:p>
              </table:table-cell>
              <table:table-cell office:value-type="float" office:value="1.13768">
                <text:p>1.13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41224">
                <text:p>2.41224</text:p>
              </table:table-cell>
              <table:table-cell office:value-type="float" office:value="1.1523">
                <text:p>1.1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00108">
                <text:p>3.00108</text:p>
              </table:table-cell>
              <table:table-cell office:value-type="float" office:value="1.11594">
                <text:p>1.11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49674">
                <text:p>2.49674</text:p>
              </table:table-cell>
              <table:table-cell office:value-type="float" office:value="1.08484">
                <text:p>1.08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07154">
                <text:p>3.07154</text:p>
              </table:table-cell>
              <table:table-cell office:value-type="float" office:value="1.15134">
                <text:p>1.1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278">
                <text:p>2.4278</text:p>
              </table:table-cell>
              <table:table-cell office:value-type="float" office:value="1.10744">
                <text:p>1.10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51968">
                <text:p>2.51968</text:p>
              </table:table-cell>
              <table:table-cell office:value-type="float" office:value="1.17606">
                <text:p>1.176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46866">
                <text:p>2.46866</text:p>
              </table:table-cell>
              <table:table-cell office:value-type="float" office:value="1.09766">
                <text:p>1.09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4128">
                <text:p>2.4128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78964">
                <text:p>2.78964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71814">
                <text:p>2.71814</text:p>
              </table:table-cell>
              <table:table-cell office:value-type="float" office:value="1.16168">
                <text:p>1.16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0437">
                <text:p>3.0437</text:p>
              </table:table-cell>
              <table:table-cell office:value-type="float" office:value="1.12564">
                <text:p>1.12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80848">
                <text:p>2.80848</text:p>
              </table:table-cell>
              <table:table-cell office:value-type="float" office:value="1.41296">
                <text:p>1.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48622">
                <text:p>2.48622</text:p>
              </table:table-cell>
              <table:table-cell office:value-type="float" office:value="1.06806">
                <text:p>1.06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72002">
                <text:p>2.72002</text:p>
              </table:table-cell>
              <table:table-cell office:value-type="float" office:value="1.12388">
                <text:p>1.12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43768">
                <text:p>2.43768</text:p>
              </table:table-cell>
              <table:table-cell office:value-type="float" office:value="1.06708">
                <text:p>1.06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4799">
                <text:p>2.4799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4231">
                <text:p>2.4231</text:p>
              </table:table-cell>
              <table:table-cell office:value-type="float" office:value="1.08582">
                <text:p>1.08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787">
                <text:p>3.1787</text:p>
              </table:table-cell>
              <table:table-cell office:value-type="float" office:value="1.10808">
                <text:p>1.10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3729">
                <text:p>2.3729</text:p>
              </table:table-cell>
              <table:table-cell office:value-type="float" office:value="1.13276">
                <text:p>1.13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60694">
                <text:p>2.60694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70262">
                <text:p>2.70262</text:p>
              </table:table-cell>
              <table:table-cell office:value-type="float" office:value="1.1339">
                <text:p>1.1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8603">
                <text:p>2.8603</text:p>
              </table:table-cell>
              <table:table-cell office:value-type="float" office:value="1.16294">
                <text:p>1.16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96246">
                <text:p>2.96246</text:p>
              </table:table-cell>
              <table:table-cell office:value-type="float" office:value="1.12076">
                <text:p>1.12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44314">
                <text:p>2.44314</text:p>
              </table:table-cell>
              <table:table-cell office:value-type="float" office:value="1.16316">
                <text:p>1.1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40606">
                <text:p>2.40606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45426">
                <text:p>2.45426</text:p>
              </table:table-cell>
              <table:table-cell office:value-type="float" office:value="1.14898">
                <text:p>1.14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66422">
                <text:p>2.66422</text:p>
              </table:table-cell>
              <table:table-cell office:value-type="float" office:value="1.16036">
                <text:p>1.16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2377">
                <text:p>3.2377</text:p>
              </table:table-cell>
              <table:table-cell office:value-type="float" office:value="1.11466">
                <text:p>1.1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44442">
                <text:p>2.44442</text:p>
              </table:table-cell>
              <table:table-cell office:value-type="float" office:value="1.1345">
                <text:p>1.1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6724">
                <text:p>2.16724</text:p>
              </table:table-cell>
              <table:table-cell office:value-type="float" office:value="1.0635">
                <text:p>1.0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23032">
                <text:p>2.23032</text:p>
              </table:table-cell>
              <table:table-cell office:value-type="float" office:value="1.18874">
                <text:p>1.188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46078">
                <text:p>2.46078</text:p>
              </table:table-cell>
              <table:table-cell office:value-type="float" office:value="1.11924">
                <text:p>1.11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4034">
                <text:p>2.4034</text:p>
              </table:table-cell>
              <table:table-cell office:value-type="float" office:value="1.13882">
                <text:p>1.13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1804">
                <text:p>3.1804</text:p>
              </table:table-cell>
              <table:table-cell office:value-type="float" office:value="1.13404">
                <text:p>1.13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8786">
                <text:p>2.8786</text:p>
              </table:table-cell>
              <table:table-cell office:value-type="float" office:value="1.13086">
                <text:p>1.1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46606">
                <text:p>2.46606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65634">
                <text:p>2.65634</text:p>
              </table:table-cell>
              <table:table-cell office:value-type="float" office:value="1.07822">
                <text:p>1.07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65434">
                <text:p>2.65434</text:p>
              </table:table-cell>
              <table:table-cell office:value-type="float" office:value="1.0906">
                <text:p>1.0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45814">
                <text:p>2.45814</text:p>
              </table:table-cell>
              <table:table-cell office:value-type="float" office:value="1.10794">
                <text:p>1.10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40144">
                <text:p>3.40144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191">
                <text:p>3.191</text:p>
              </table:table-cell>
              <table:table-cell office:value-type="float" office:value="1.13972">
                <text:p>1.139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3376">
                <text:p>2.73376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54376">
                <text:p>2.54376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26902">
                <text:p>2.26902</text:p>
              </table:table-cell>
              <table:table-cell office:value-type="float" office:value="1.10622">
                <text:p>1.106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45234">
                <text:p>2.45234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42202">
                <text:p>2.42202</text:p>
              </table:table-cell>
              <table:table-cell office:value-type="float" office:value="1.17994">
                <text:p>1.17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52194">
                <text:p>2.52194</text:p>
              </table:table-cell>
              <table:table-cell office:value-type="float" office:value="1.15488">
                <text:p>1.15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3478">
                <text:p>2.43478</text:p>
              </table:table-cell>
              <table:table-cell office:value-type="float" office:value="1.05664">
                <text:p>1.05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9054">
                <text:p>2.19054</text:p>
              </table:table-cell>
              <table:table-cell office:value-type="float" office:value="1.07834">
                <text:p>1.07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95194">
                <text:p>2.95194</text:p>
              </table:table-cell>
              <table:table-cell office:value-type="float" office:value="1.09838">
                <text:p>1.09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92076">
                <text:p>2.92076</text:p>
              </table:table-cell>
              <table:table-cell office:value-type="float" office:value="1.12486">
                <text:p>1.12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65584">
                <text:p>2.65584</text:p>
              </table:table-cell>
              <table:table-cell office:value-type="float" office:value="1.11668">
                <text:p>1.116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41214">
                <text:p>2.41214</text:p>
              </table:table-cell>
              <table:table-cell office:value-type="float" office:value="1.19208">
                <text:p>1.19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4393">
                <text:p>2.4393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20188">
                <text:p>2.20188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44482">
                <text:p>2.44482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90612">
                <text:p>2.90612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46162">
                <text:p>2.46162</text:p>
              </table:table-cell>
              <table:table-cell office:value-type="float" office:value="1.21252">
                <text:p>1.21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5322">
                <text:p>2.5322</text:p>
              </table:table-cell>
              <table:table-cell office:value-type="float" office:value="1.16264">
                <text:p>1.16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4942">
                <text:p>2.74942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577">
                <text:p>2.7577</text:p>
              </table:table-cell>
              <table:table-cell office:value-type="float" office:value="1.19558">
                <text:p>1.19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49212">
                <text:p>2.49212</text:p>
              </table:table-cell>
              <table:table-cell office:value-type="float" office:value="1.14462">
                <text:p>1.14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66292">
                <text:p>2.66292</text:p>
              </table:table-cell>
              <table:table-cell office:value-type="float" office:value="1.14716">
                <text:p>1.147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90216">
                <text:p>2.90216</text:p>
              </table:table-cell>
              <table:table-cell office:value-type="float" office:value="1.16766">
                <text:p>1.16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992">
                <text:p>2.69992</text:p>
              </table:table-cell>
              <table:table-cell office:value-type="float" office:value="1.12862">
                <text:p>1.128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311">
                <text:p>3.0311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2541">
                <text:p>2.2541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93318">
                <text:p>2.93318</text:p>
              </table:table-cell>
              <table:table-cell office:value-type="float" office:value="1.08538">
                <text:p>1.08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9154">
                <text:p>2.79154</text:p>
              </table:table-cell>
              <table:table-cell office:value-type="float" office:value="1.14324">
                <text:p>1.14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68866">
                <text:p>2.68866</text:p>
              </table:table-cell>
              <table:table-cell office:value-type="float" office:value="1.09646">
                <text:p>1.09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47764">
                <text:p>2.47764</text:p>
              </table:table-cell>
              <table:table-cell office:value-type="float" office:value="1.08088">
                <text:p>1.080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47688">
                <text:p>2.47688</text:p>
              </table:table-cell>
              <table:table-cell office:value-type="float" office:value="1.18478">
                <text:p>1.18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49012">
                <text:p>2.49012</text:p>
              </table:table-cell>
              <table:table-cell office:value-type="float" office:value="1.15292">
                <text:p>1.15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48276">
                <text:p>2.48276</text:p>
              </table:table-cell>
              <table:table-cell office:value-type="float" office:value="1.09784">
                <text:p>1.0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99566">
                <text:p>1.99566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838">
                <text:p>2.37838</text:p>
              </table:table-cell>
              <table:table-cell office:value-type="float" office:value="1.13054">
                <text:p>1.130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41772">
                <text:p>2.41772</text:p>
              </table:table-cell>
              <table:table-cell office:value-type="float" office:value="1.09836">
                <text:p>1.09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1716">
                <text:p>2.71716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48246">
                <text:p>2.48246</text:p>
              </table:table-cell>
              <table:table-cell office:value-type="float" office:value="1.10456">
                <text:p>1.10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43024">
                <text:p>2.43024</text:p>
              </table:table-cell>
              <table:table-cell office:value-type="float" office:value="1.08638">
                <text:p>1.08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49984">
                <text:p>2.49984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24772">
                <text:p>2.24772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97852">
                <text:p>2.97852</text:p>
              </table:table-cell>
              <table:table-cell office:value-type="float" office:value="1.11426">
                <text:p>1.11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43556">
                <text:p>2.43556</text:p>
              </table:table-cell>
              <table:table-cell office:value-type="float" office:value="1.07544">
                <text:p>1.07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96124">
                <text:p>2.96124</text:p>
              </table:table-cell>
              <table:table-cell office:value-type="float" office:value="1.06122">
                <text:p>1.06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166">
                <text:p>2.7166</text:p>
              </table:table-cell>
              <table:table-cell office:value-type="float" office:value="1.12774">
                <text:p>1.1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1964">
                <text:p>2.11964</text:p>
              </table:table-cell>
              <table:table-cell office:value-type="float" office:value="1.09864">
                <text:p>1.09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4623">
                <text:p>2.4623</text:p>
              </table:table-cell>
              <table:table-cell office:value-type="float" office:value="1.08414">
                <text:p>1.08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7298">
                <text:p>3.07298</text:p>
              </table:table-cell>
              <table:table-cell office:value-type="float" office:value="1.18018">
                <text:p>1.18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20134">
                <text:p>2.20134</text:p>
              </table:table-cell>
              <table:table-cell office:value-type="float" office:value="1.11724">
                <text:p>1.11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91952">
                <text:p>2.91952</text:p>
              </table:table-cell>
              <table:table-cell office:value-type="float" office:value="1.0677">
                <text:p>1.0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49698">
                <text:p>2.49698</text:p>
              </table:table-cell>
              <table:table-cell office:value-type="float" office:value="1.16782">
                <text:p>1.167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8726">
                <text:p>3.08726</text:p>
              </table:table-cell>
              <table:table-cell office:value-type="float" office:value="1.10984">
                <text:p>1.10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39116">
                <text:p>3.39116</text:p>
              </table:table-cell>
              <table:table-cell office:value-type="float" office:value="1.11838">
                <text:p>1.11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55796">
                <text:p>2.55796</text:p>
              </table:table-cell>
              <table:table-cell office:value-type="float" office:value="1.1301">
                <text:p>1.1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8322">
                <text:p>2.18322</text:p>
              </table:table-cell>
              <table:table-cell office:value-type="float" office:value="1.11252">
                <text:p>1.11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40034">
                <text:p>2.40034</text:p>
              </table:table-cell>
              <table:table-cell office:value-type="float" office:value="1.14318">
                <text:p>1.14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48452">
                <text:p>2.48452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43246">
                <text:p>2.43246</text:p>
              </table:table-cell>
              <table:table-cell office:value-type="float" office:value="1.10628">
                <text:p>1.106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46446">
                <text:p>2.46446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46256">
                <text:p>2.46256</text:p>
              </table:table-cell>
              <table:table-cell office:value-type="float" office:value="1.08158">
                <text:p>1.081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68246">
                <text:p>2.68246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74628">
                <text:p>2.74628</text:p>
              </table:table-cell>
              <table:table-cell office:value-type="float" office:value="1.16208">
                <text:p>1.16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74842">
                <text:p>2.74842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78932">
                <text:p>2.78932</text:p>
              </table:table-cell>
              <table:table-cell office:value-type="float" office:value="1.16822">
                <text:p>1.16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44554">
                <text:p>2.44554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78674">
                <text:p>2.78674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9528">
                <text:p>2.9528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74948">
                <text:p>2.74948</text:p>
              </table:table-cell>
              <table:table-cell office:value-type="float" office:value="1.10838">
                <text:p>1.10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74694">
                <text:p>2.74694</text:p>
              </table:table-cell>
              <table:table-cell office:value-type="float" office:value="1.14018">
                <text:p>1.14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49436">
                <text:p>2.49436</text:p>
              </table:table-cell>
              <table:table-cell office:value-type="float" office:value="1.13254">
                <text:p>1.13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7578">
                <text:p>2.7578</text:p>
              </table:table-cell>
              <table:table-cell office:value-type="float" office:value="1.14246">
                <text:p>1.14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51398">
                <text:p>2.51398</text:p>
              </table:table-cell>
              <table:table-cell office:value-type="float" office:value="1.45106">
                <text:p>1.451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9702">
                <text:p>2.39702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76814">
                <text:p>2.76814</text:p>
              </table:table-cell>
              <table:table-cell office:value-type="float" office:value="1.11744">
                <text:p>1.117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20292">
                <text:p>2.20292</text:p>
              </table:table-cell>
              <table:table-cell office:value-type="float" office:value="1.10572">
                <text:p>1.10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5848">
                <text:p>3.05848</text:p>
              </table:table-cell>
              <table:table-cell office:value-type="float" office:value="1.1424">
                <text:p>1.1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7842">
                <text:p>2.17842</text:p>
              </table:table-cell>
              <table:table-cell office:value-type="float" office:value="1.08602">
                <text:p>1.0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916">
                <text:p>2.3916</text:p>
              </table:table-cell>
              <table:table-cell office:value-type="float" office:value="1.09048">
                <text:p>1.090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69382">
                <text:p>2.69382</text:p>
              </table:table-cell>
              <table:table-cell office:value-type="float" office:value="1.10564">
                <text:p>1.10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43018">
                <text:p>2.43018</text:p>
              </table:table-cell>
              <table:table-cell office:value-type="float" office:value="1.10488">
                <text:p>1.10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21364">
                <text:p>3.21364</text:p>
              </table:table-cell>
              <table:table-cell office:value-type="float" office:value="1.11336">
                <text:p>1.113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41934">
                <text:p>2.41934</text:p>
              </table:table-cell>
              <table:table-cell office:value-type="float" office:value="1.08938">
                <text:p>1.08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41214">
                <text:p>2.41214</text:p>
              </table:table-cell>
              <table:table-cell office:value-type="float" office:value="1.13446">
                <text:p>1.134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45964">
                <text:p>2.45964</text:p>
              </table:table-cell>
              <table:table-cell office:value-type="float" office:value="1.07958">
                <text:p>1.07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4565">
                <text:p>2.4565</text:p>
              </table:table-cell>
              <table:table-cell office:value-type="float" office:value="1.11558">
                <text:p>1.115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6556">
                <text:p>2.26556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1738">
                <text:p>2.41738</text:p>
              </table:table-cell>
              <table:table-cell office:value-type="float" office:value="1.07752">
                <text:p>1.07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461">
                <text:p>2.1461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5136">
                <text:p>2.5136</text:p>
              </table:table-cell>
              <table:table-cell office:value-type="float" office:value="1.16396">
                <text:p>1.16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4693">
                <text:p>2.4693</text:p>
              </table:table-cell>
              <table:table-cell office:value-type="float" office:value="1.16624">
                <text:p>1.16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46548">
                <text:p>2.46548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2296">
                <text:p>2.52296</text:p>
              </table:table-cell>
              <table:table-cell office:value-type="float" office:value="1.07758">
                <text:p>1.07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67952">
                <text:p>2.67952</text:p>
              </table:table-cell>
              <table:table-cell office:value-type="float" office:value="1.0767">
                <text:p>1.07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311">
                <text:p>3.0311</text:p>
              </table:table-cell>
              <table:table-cell office:value-type="float" office:value="1.28206">
                <text:p>1.28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9284">
                <text:p>2.9284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66482">
                <text:p>2.66482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6762">
                <text:p>2.66762</text:p>
              </table:table-cell>
              <table:table-cell office:value-type="float" office:value="1.16358">
                <text:p>1.16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91582">
                <text:p>2.91582</text:p>
              </table:table-cell>
              <table:table-cell office:value-type="float" office:value="1.12978">
                <text:p>1.129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53692">
                <text:p>2.53692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1866">
                <text:p>2.11866</text:p>
              </table:table-cell>
              <table:table-cell office:value-type="float" office:value="1.39184">
                <text:p>1.39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42014">
                <text:p>2.42014</text:p>
              </table:table-cell>
              <table:table-cell office:value-type="float" office:value="1.04946">
                <text:p>1.04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43606">
                <text:p>2.43606</text:p>
              </table:table-cell>
              <table:table-cell office:value-type="float" office:value="1.10536">
                <text:p>1.10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0316">
                <text:p>2.50316</text:p>
              </table:table-cell>
              <table:table-cell office:value-type="float" office:value="1.1521">
                <text:p>1.15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6069">
                <text:p>2.6069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5172">
                <text:p>2.15172</text:p>
              </table:table-cell>
              <table:table-cell office:value-type="float" office:value="1.12786">
                <text:p>1.12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7529">
                <text:p>2.7529</text:p>
              </table:table-cell>
              <table:table-cell office:value-type="float" office:value="1.07414">
                <text:p>1.07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1382">
                <text:p>3.01382</text:p>
              </table:table-cell>
              <table:table-cell office:value-type="float" office:value="1.06548">
                <text:p>1.065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6775">
                <text:p>2.6775</text:p>
              </table:table-cell>
              <table:table-cell office:value-type="float" office:value="1.07726">
                <text:p>1.07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6908">
                <text:p>2.36908</text:p>
              </table:table-cell>
              <table:table-cell office:value-type="float" office:value="1.11768">
                <text:p>1.11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96076">
                <text:p>2.96076</text:p>
              </table:table-cell>
              <table:table-cell office:value-type="float" office:value="1.18118">
                <text:p>1.18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79964">
                <text:p>2.79964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69074">
                <text:p>2.69074</text:p>
              </table:table-cell>
              <table:table-cell office:value-type="float" office:value="1.07482">
                <text:p>1.07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41716">
                <text:p>2.41716</text:p>
              </table:table-cell>
              <table:table-cell office:value-type="float" office:value="1.07568">
                <text:p>1.07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5879">
                <text:p>2.5879</text:p>
              </table:table-cell>
              <table:table-cell office:value-type="float" office:value="1.10112">
                <text:p>1.10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702">
                <text:p>2.702</text:p>
              </table:table-cell>
              <table:table-cell office:value-type="float" office:value="1.09882">
                <text:p>1.09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41118">
                <text:p>2.41118</text:p>
              </table:table-cell>
              <table:table-cell office:value-type="float" office:value="1.04656">
                <text:p>1.04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41316">
                <text:p>2.41316</text:p>
              </table:table-cell>
              <table:table-cell office:value-type="float" office:value="1.09814">
                <text:p>1.098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48964">
                <text:p>2.48964</text:p>
              </table:table-cell>
              <table:table-cell office:value-type="float" office:value="1.05818">
                <text:p>1.05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45126">
                <text:p>2.45126</text:p>
              </table:table-cell>
              <table:table-cell office:value-type="float" office:value="1.07314">
                <text:p>1.073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46044">
                <text:p>2.46044</text:p>
              </table:table-cell>
              <table:table-cell office:value-type="float" office:value="1.1057">
                <text:p>1.1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78874">
                <text:p>2.78874</text:p>
              </table:table-cell>
              <table:table-cell office:value-type="float" office:value="1.08152">
                <text:p>1.08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49612">
                <text:p>2.49612</text:p>
              </table:table-cell>
              <table:table-cell office:value-type="float" office:value="1.1067">
                <text:p>1.1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7251">
                <text:p>2.7251</text:p>
              </table:table-cell>
              <table:table-cell office:value-type="float" office:value="1.09488">
                <text:p>1.09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97126">
                <text:p>2.97126</text:p>
              </table:table-cell>
              <table:table-cell office:value-type="float" office:value="1.11028">
                <text:p>1.1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42996">
                <text:p>2.42996</text:p>
              </table:table-cell>
              <table:table-cell office:value-type="float" office:value="1.0922">
                <text:p>1.09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40052">
                <text:p>2.40052</text:p>
              </table:table-cell>
              <table:table-cell office:value-type="float" office:value="1.09894">
                <text:p>1.098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96196">
                <text:p>2.96196</text:p>
              </table:table-cell>
              <table:table-cell office:value-type="float" office:value="1.12124">
                <text:p>1.12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4516">
                <text:p>2.34516</text:p>
              </table:table-cell>
              <table:table-cell office:value-type="float" office:value="1.11844">
                <text:p>1.11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219">
                <text:p>2.219</text:p>
              </table:table-cell>
              <table:table-cell office:value-type="float" office:value="1.07586">
                <text:p>1.07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72392">
                <text:p>2.72392</text:p>
              </table:table-cell>
              <table:table-cell office:value-type="float" office:value="1.14172">
                <text:p>1.14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69476">
                <text:p>2.69476</text:p>
              </table:table-cell>
              <table:table-cell office:value-type="float" office:value="1.12236">
                <text:p>1.12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78094">
                <text:p>2.78094</text:p>
              </table:table-cell>
              <table:table-cell office:value-type="float" office:value="1.12244">
                <text:p>1.12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944">
                <text:p>2.1944</text:p>
              </table:table-cell>
              <table:table-cell office:value-type="float" office:value="1.11282">
                <text:p>1.112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0054">
                <text:p>2.30054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46052">
                <text:p>2.46052</text:p>
              </table:table-cell>
              <table:table-cell office:value-type="float" office:value="1.09176">
                <text:p>1.09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6501">
                <text:p>2.6501</text:p>
              </table:table-cell>
              <table:table-cell office:value-type="float" office:value="1.14082">
                <text:p>1.14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206">
                <text:p>3.206</text:p>
              </table:table-cell>
              <table:table-cell office:value-type="float" office:value="1.12018">
                <text:p>1.12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1536">
                <text:p>3.01536</text:p>
              </table:table-cell>
              <table:table-cell office:value-type="float" office:value="1.11472">
                <text:p>1.11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5207">
                <text:p>2.5207</text:p>
              </table:table-cell>
              <table:table-cell office:value-type="float" office:value="1.09482">
                <text:p>1.094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46202">
                <text:p>2.46202</text:p>
              </table:table-cell>
              <table:table-cell office:value-type="float" office:value="1.13656">
                <text:p>1.136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98416">
                <text:p>2.98416</text:p>
              </table:table-cell>
              <table:table-cell office:value-type="float" office:value="1.14316">
                <text:p>1.14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19456">
                <text:p>2.194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43932">
                <text:p>2.43932</text:p>
              </table:table-cell>
              <table:table-cell office:value-type="float" office:value="1.08698">
                <text:p>1.086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01022">
                <text:p>3.01022</text:p>
              </table:table-cell>
              <table:table-cell office:value-type="float" office:value="1.14634">
                <text:p>1.146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8894">
                <text:p>2.38894</text:p>
              </table:table-cell>
              <table:table-cell office:value-type="float" office:value="1.10772">
                <text:p>1.10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17186">
                <text:p>2.17186</text:p>
              </table:table-cell>
              <table:table-cell office:value-type="float" office:value="1.11422">
                <text:p>1.114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64636">
                <text:p>2.64636</text:p>
              </table:table-cell>
              <table:table-cell office:value-type="float" office:value="1.1391">
                <text:p>1.1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70006">
                <text:p>2.70006</text:p>
              </table:table-cell>
              <table:table-cell office:value-type="float" office:value="1.09538">
                <text:p>1.09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73964">
                <text:p>2.7396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8254">
                <text:p>2.38254</text:p>
              </table:table-cell>
              <table:table-cell office:value-type="float" office:value="1.12906">
                <text:p>1.129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65078">
                <text:p>2.65078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68186">
                <text:p>2.68186</text:p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02154">
                <text:p>3.02154</text:p>
              </table:table-cell>
              <table:table-cell office:value-type="float" office:value="1.16612">
                <text:p>1.166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92956">
                <text:p>2.92956</text:p>
              </table:table-cell>
              <table:table-cell office:value-type="float" office:value="1.06268">
                <text:p>1.0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1714">
                <text:p>2.1714</text:p>
              </table:table-cell>
              <table:table-cell office:value-type="float" office:value="1.26192">
                <text:p>1.26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42192">
                <text:p>2.42192</text:p>
              </table:table-cell>
              <table:table-cell office:value-type="float" office:value="1.13596">
                <text:p>1.135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13846">
                <text:p>2.13846</text:p>
              </table:table-cell>
              <table:table-cell office:value-type="float" office:value="1.06154">
                <text:p>1.06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586">
                <text:p>2.3586</text:p>
              </table:table-cell>
              <table:table-cell office:value-type="float" office:value="1.14528">
                <text:p>1.145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21536">
                <text:p>2.21536</text:p>
              </table:table-cell>
              <table:table-cell office:value-type="float" office:value="1.07776">
                <text:p>1.077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84564">
                <text:p>2.84564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156">
                <text:p>2.37156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40354">
                <text:p>2.40354</text:p>
              </table:table-cell>
              <table:table-cell office:value-type="float" office:value="1.07154">
                <text:p>1.071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6172">
                <text:p>2.16172</text:p>
              </table:table-cell>
              <table:table-cell office:value-type="float" office:value="1.11448">
                <text:p>1.11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227">
                <text:p>2.7227</text:p>
              </table:table-cell>
              <table:table-cell office:value-type="float" office:value="1.11276">
                <text:p>1.11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7028">
                <text:p>2.17028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361">
                <text:p>2.3361</text:p>
              </table:table-cell>
              <table:table-cell office:value-type="float" office:value="1.14882">
                <text:p>1.14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447">
                <text:p>2.0447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8456">
                <text:p>2.3845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48174">
                <text:p>2.48174</text:p>
              </table:table-cell>
              <table:table-cell office:value-type="float" office:value="1.13048">
                <text:p>1.13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27596">
                <text:p>2.27596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88812">
                <text:p>1.88812</text:p>
              </table:table-cell>
              <table:table-cell office:value-type="float" office:value="1.09234">
                <text:p>1.092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8736">
                <text:p>2.8736</text:p>
              </table:table-cell>
              <table:table-cell office:value-type="float" office:value="1.10644">
                <text:p>1.10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54996">
                <text:p>2.54996</text:p>
              </table:table-cell>
              <table:table-cell office:value-type="float" office:value="1.15986">
                <text:p>1.159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5654">
                <text:p>2.35654</text:p>
              </table:table-cell>
              <table:table-cell office:value-type="float" office:value="1.14372">
                <text:p>1.143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5204">
                <text:p>2.35204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87262">
                <text:p>3.87262</text:p>
              </table:table-cell>
              <table:table-cell office:value-type="float" office:value="1.09426">
                <text:p>1.09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13392">
                <text:p>3.13392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1664">
                <text:p>2.71664</text:p>
              </table:table-cell>
              <table:table-cell office:value-type="float" office:value="1.05212">
                <text:p>1.05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0682">
                <text:p>2.10682</text:p>
              </table:table-cell>
              <table:table-cell office:value-type="float" office:value="1.16592">
                <text:p>1.16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538">
                <text:p>2.3538</text:p>
              </table:table-cell>
              <table:table-cell office:value-type="float" office:value="1.14836">
                <text:p>1.148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7412">
                <text:p>2.07412</text:p>
              </table:table-cell>
              <table:table-cell office:value-type="float" office:value="1.09306">
                <text:p>1.093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25952">
                <text:p>2.25952</text:p>
              </table:table-cell>
              <table:table-cell office:value-type="float" office:value="1.08338">
                <text:p>1.083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84204">
                <text:p>2.84204</text:p>
              </table:table-cell>
              <table:table-cell office:value-type="float" office:value="1.15904">
                <text:p>1.15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19318">
                <text:p>3.19318</text:p>
              </table:table-cell>
              <table:table-cell office:value-type="float" office:value="1.16442">
                <text:p>1.16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0318">
                <text:p>2.70318</text:p>
              </table:table-cell>
              <table:table-cell office:value-type="float" office:value="1.14648">
                <text:p>1.14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65574">
                <text:p>2.65574</text:p>
              </table:table-cell>
              <table:table-cell office:value-type="float" office:value="1.20454">
                <text:p>1.20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6693">
                <text:p>2.6693</text:p>
              </table:table-cell>
              <table:table-cell office:value-type="float" office:value="1.14486">
                <text:p>1.14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2448">
                <text:p>2.72448</text:p>
              </table:table-cell>
              <table:table-cell office:value-type="float" office:value="1.10966">
                <text:p>1.109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3756">
                <text:p>2.33756</text:p>
              </table:table-cell>
              <table:table-cell office:value-type="float" office:value="1.12756">
                <text:p>1.12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40596">
                <text:p>2.40596</text:p>
              </table:table-cell>
              <table:table-cell office:value-type="float" office:value="1.09446">
                <text:p>1.094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59744">
                <text:p>2.59744</text:p>
              </table:table-cell>
              <table:table-cell office:value-type="float" office:value="1.15572">
                <text:p>1.155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49062">
                <text:p>2.49062</text:p>
              </table:table-cell>
              <table:table-cell office:value-type="float" office:value="1.13376">
                <text:p>1.13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62902">
                <text:p>2.62902</text:p>
              </table:table-cell>
              <table:table-cell office:value-type="float" office:value="1.1561">
                <text:p>1.15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336">
                <text:p>2.37336</text:p>
              </table:table-cell>
              <table:table-cell office:value-type="float" office:value="1.08868">
                <text:p>1.08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3186">
                <text:p>2.33186</text:p>
              </table:table-cell>
              <table:table-cell office:value-type="float" office:value="1.04708">
                <text:p>1.047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40658">
                <text:p>2.40658</text:p>
              </table:table-cell>
              <table:table-cell office:value-type="float" office:value="1.14094">
                <text:p>1.14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4918">
                <text:p>2.14918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5056">
                <text:p>2.35056</text:p>
              </table:table-cell>
              <table:table-cell office:value-type="float" office:value="1.08392">
                <text:p>1.08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22998">
                <text:p>2.22998</text:p>
              </table:table-cell>
              <table:table-cell office:value-type="float" office:value="1.17316">
                <text:p>1.17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8712">
                <text:p>2.8712</text:p>
              </table:table-cell>
              <table:table-cell office:value-type="float" office:value="1.09452">
                <text:p>1.09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4388">
                <text:p>2.14388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0806">
                <text:p>2.90806</text:p>
              </table:table-cell>
              <table:table-cell office:value-type="float" office:value="1.12992">
                <text:p>1.12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26084">
                <text:p>2.26084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47654">
                <text:p>2.47654</text:p>
              </table:table-cell>
              <table:table-cell office:value-type="float" office:value="1.10178">
                <text:p>1.10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89184">
                <text:p>1.89184</text:p>
              </table:table-cell>
              <table:table-cell office:value-type="float" office:value="1.25822">
                <text:p>1.258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8435">
                <text:p>2.8435</text:p>
              </table:table-cell>
              <table:table-cell office:value-type="float" office:value="1.07896">
                <text:p>1.07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00856">
                <text:p>3.00856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89114">
                <text:p>2.89114</text:p>
              </table:table-cell>
              <table:table-cell office:value-type="float" office:value="1.18426">
                <text:p>1.184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93654">
                <text:p>2.93654</text:p>
              </table:table-cell>
              <table:table-cell office:value-type="float" office:value="1.12764">
                <text:p>1.12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2554">
                <text:p>2.62554</text:p>
              </table:table-cell>
              <table:table-cell office:value-type="float" office:value="1.25712">
                <text:p>1.257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0492">
                <text:p>2.10492</text:p>
              </table:table-cell>
              <table:table-cell office:value-type="float" office:value="1.08006">
                <text:p>1.08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40182">
                <text:p>2.40182</text:p>
              </table:table-cell>
              <table:table-cell office:value-type="float" office:value="1.14494">
                <text:p>1.144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87916">
                <text:p>2.87916</text:p>
              </table:table-cell>
              <table:table-cell office:value-type="float" office:value="1.11964">
                <text:p>1.11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134">
                <text:p>2.6134</text:p>
              </table:table-cell>
              <table:table-cell office:value-type="float" office:value="1.07888">
                <text:p>1.07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83286">
                <text:p>2.83286</text:p>
              </table:table-cell>
              <table:table-cell office:value-type="float" office:value="1.09202">
                <text:p>1.09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71926">
                <text:p>2.71926</text:p>
              </table:table-cell>
              <table:table-cell office:value-type="float" office:value="1.10658">
                <text:p>1.10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19786">
                <text:p>3.19786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78044">
                <text:p>2.78044</text:p>
              </table:table-cell>
              <table:table-cell office:value-type="float" office:value="1.06732">
                <text:p>1.067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80688">
                <text:p>2.80688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9772">
                <text:p>2.69772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59942">
                <text:p>2.59942</text:p>
              </table:table-cell>
              <table:table-cell office:value-type="float" office:value="1.16184">
                <text:p>1.161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88824">
                <text:p>2.88824</text:p>
              </table:table-cell>
              <table:table-cell office:value-type="float" office:value="1.08372">
                <text:p>1.08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16366">
                <text:p>3.16366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2746">
                <text:p>2.62746</text:p>
              </table:table-cell>
              <table:table-cell office:value-type="float" office:value="1.37314">
                <text:p>1.37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736">
                <text:p>2.37736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10228">
                <text:p>2.10228</text:p>
              </table:table-cell>
              <table:table-cell office:value-type="float" office:value="1.83114">
                <text:p>1.83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6726">
                <text:p>2.06726</text:p>
              </table:table-cell>
              <table:table-cell office:value-type="float" office:value="1.66178">
                <text:p>1.661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025">
                <text:p>2.4025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4406">
                <text:p>2.34406</text:p>
              </table:table-cell>
              <table:table-cell office:value-type="float" office:value="1.09102">
                <text:p>1.09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1052">
                <text:p>2.41052</text:p>
              </table:table-cell>
              <table:table-cell office:value-type="float" office:value="1.10228">
                <text:p>1.10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15078">
                <text:p>2.15078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7947">
                <text:p>2.7947</text:p>
              </table:table-cell>
              <table:table-cell office:value-type="float" office:value="1.07574">
                <text:p>1.07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02228">
                <text:p>3.02228</text:p>
              </table:table-cell>
              <table:table-cell office:value-type="float" office:value="1.12494">
                <text:p>1.12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1598">
                <text:p>2.31598</text:p>
              </table:table-cell>
              <table:table-cell office:value-type="float" office:value="1.07972">
                <text:p>1.079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694">
                <text:p>2.4694</text:p>
              </table:table-cell>
              <table:table-cell office:value-type="float" office:value="1.09108">
                <text:p>1.091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52744">
                <text:p>2.52744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72176">
                <text:p>2.72176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94854">
                <text:p>2.9485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61132">
                <text:p>3.61132</text:p>
              </table:table-cell>
              <table:table-cell office:value-type="float" office:value="1.13312">
                <text:p>1.13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05086">
                <text:p>3.05086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10956">
                <text:p>2.10956</text:p>
              </table:table-cell>
              <table:table-cell office:value-type="float" office:value="1.09996">
                <text:p>1.099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58818">
                <text:p>2.58818</text:p>
              </table:table-cell>
              <table:table-cell office:value-type="float" office:value="1.25158">
                <text:p>1.25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53308">
                <text:p>2.53308</text:p>
              </table:table-cell>
              <table:table-cell office:value-type="float" office:value="1.07376">
                <text:p>1.07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89368">
                <text:p>2.89368</text:p>
              </table:table-cell>
              <table:table-cell office:value-type="float" office:value="1.18846">
                <text:p>1.188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3012">
                <text:p>2.33012</text:p>
              </table:table-cell>
              <table:table-cell office:value-type="float" office:value="1.10472">
                <text:p>1.10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92736">
                <text:p>2.92736</text:p>
              </table:table-cell>
              <table:table-cell office:value-type="float" office:value="1.10168">
                <text:p>1.10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7496">
                <text:p>3.07496</text:p>
              </table:table-cell>
              <table:table-cell office:value-type="float" office:value="1.49756">
                <text:p>1.497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2904">
                <text:p>2.2904</text:p>
              </table:table-cell>
              <table:table-cell office:value-type="float" office:value="1.05676">
                <text:p>1.05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5917">
                <text:p>2.5917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55494">
                <text:p>2.55494</text:p>
              </table:table-cell>
              <table:table-cell office:value-type="float" office:value="1.08224">
                <text:p>1.08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4966">
                <text:p>2.44966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98618">
                <text:p>2.98618</text:p>
              </table:table-cell>
              <table:table-cell office:value-type="float" office:value="1.13716">
                <text:p>1.137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53846">
                <text:p>2.53846</text:p>
              </table:table-cell>
              <table:table-cell office:value-type="float" office:value="1.10404">
                <text:p>1.104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88398">
                <text:p>2.88398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50036">
                <text:p>2.50036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4828">
                <text:p>2.34828</text:p>
              </table:table-cell>
              <table:table-cell office:value-type="float" office:value="1.08302">
                <text:p>1.083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87076">
                <text:p>2.87076</text:p>
              </table:table-cell>
              <table:table-cell office:value-type="float" office:value="1.07436">
                <text:p>1.07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68638">
                <text:p>2.68638</text:p>
              </table:table-cell>
              <table:table-cell office:value-type="float" office:value="1.16674">
                <text:p>1.16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88524">
                <text:p>2.88524</text:p>
              </table:table-cell>
              <table:table-cell office:value-type="float" office:value="1.10664">
                <text:p>1.10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0346">
                <text:p>2.40346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3808">
                <text:p>2.33808</text:p>
              </table:table-cell>
              <table:table-cell office:value-type="float" office:value="1.08746">
                <text:p>1.08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math xmlns="http://www.w3.org/1998/Math/MathML" display="block">
  <semantics>
    <mrow>
      <mrow>
        <mi>E</mi>
        <mo stretchy="false">∗</mo>
        <mi>log</mi>
      </mrow>
      <mrow>
        <mo fence="true" form="prefix" stretchy="false">(</mo>
        <mrow>
          <mi>V</mi>
        </mrow>
        <mo fence="true" form="postfix" stretchy="false">)</mo>
      </mrow>
    </mrow>
    <annotation encoding="StarMath 5.0">E*log(V)</annotation>
  </semantics>
</math>
</file>

<file path=Object 7/content.xml><?xml version="1.0" encoding="utf-8"?>
<math xmlns="http://www.w3.org/1998/Math/MathML" display="block">
  <semantics>
    <mrow>
      <mi>V</mi>
      <mo stretchy="false">∗</mo>
      <mi>E</mi>
    </mrow>
    <annotation encoding="StarMath 5.0">V*E</annotation>
  </semantics>
</math>
</file>